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nsolas" svg:font-family="Consolas, 'Bitstream Vera Sans Mono', 'Courier New', Courier, monospace"/>
    <style:font-face style:name="Courier New" svg:font-family="'Courier New'"/>
    <style:font-face style:name="Helvetica Neue" svg:font-family="'Helvetica Neue', Helvetica, Arial, sans-serif"/>
    <style:font-face style:name="Monaco" svg:font-family="Monaco, Menlo, Consolas, 'Courier New', monospace"/>
    <style:font-face style:name="Times New Roman2" svg:font-family="'Times New Roman'" style:font-family-generic="roman"/>
    <style:font-face style:name="Times New Roman1" svg:font-family="'Times New Roman'" style:font-adornments="Жирный" style:font-family-generic="roman"/>
    <style:font-face style:name="Droid Sans Devanagari1"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5.214cm" fo:margin-left="1.279cm" fo:margin-top="0cm" fo:margin-bottom="0cm" table:align="left" style:writing-mode="lr-tb"/>
    </style:style>
    <style:style style:name="Таблица1.A" style:family="table-column">
      <style:table-column-properties style:column-width="7.479cm"/>
    </style:style>
    <style:style style:name="Таблица1.B" style:family="table-column">
      <style:table-column-properties style:column-width="7.73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2" style:family="table">
      <style:table-properties style:width="16.745cm" fo:margin-left="0.009cm" fo:margin-top="0cm" fo:margin-bottom="0cm" table:align="left" style:writing-mode="lr-tb"/>
    </style:style>
    <style:style style:name="Таблица2.A" style:family="table-column">
      <style:table-column-properties style:column-width="8.243cm"/>
    </style:style>
    <style:style style:name="Таблица2.B" style:family="table-column">
      <style:table-column-properties style:column-width="8.50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0.5pt solid #000000"/>
    </style:style>
    <style:style style:name="Таблица2.A5" style:family="table-cell">
      <style:table-cell-properties fo:padding-left="0.191cm" fo:padding-right="0.191cm" fo:padding-top="0cm" fo:padding-bottom="0cm" fo:border-left="0.5pt solid #000000" fo:border-right="0.5pt solid #000000" fo:border-top="none" fo:border-bottom="0.5pt solid #000000"/>
    </style:style>
    <style:style style:name="Таблица3" style:family="table">
      <style:table-properties style:width="16.745cm" fo:margin-left="0.009cm" fo:margin-top="0cm" fo:margin-bottom="0cm" table:align="left" style:writing-mode="lr-tb"/>
    </style:style>
    <style:style style:name="Таблица3.A" style:family="table-column">
      <style:table-column-properties style:column-width="8.241cm"/>
    </style:style>
    <style:style style:name="Таблица3.B" style:family="table-column">
      <style:table-column-properties style:column-width="8.504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6.501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501cm" style:type="right" style:leader-style="dotted" style:leader-text="."/>
        </style:tab-stops>
      </style:paragraph-properties>
    </style:style>
    <style:style style:name="P4" style:family="paragraph" style:parent-style-name="Heading_20_1">
      <style:paragraph-properties fo:line-height="100%" fo:text-align="start" style:justify-single-word="false"/>
    </style:style>
    <style:style style:name="P5" style:family="paragraph" style:parent-style-name="Heading_20_1">
      <style:paragraph-properties fo:line-height="150%"/>
      <style:text-properties style:font-name-complex="Times New Roman3"/>
    </style:style>
    <style:style style:name="P6" style:family="paragraph" style:parent-style-name="Heading_20_1">
      <style:paragraph-properties fo:line-height="100%" fo:text-align="center" style:justify-single-word="false" fo:break-before="page"/>
    </style:style>
    <style:style style:name="P7" style:family="paragraph" style:parent-style-name="Heading_20_1">
      <style:paragraph-properties fo:line-height="100%" fo:text-align="center" style:justify-single-word="false" fo:break-before="page"/>
      <style:text-properties style:font-name-complex="Times New Roman3"/>
    </style:style>
    <style:style style:name="P8" style:family="paragraph" style:parent-style-name="Heading_20_2">
      <style:paragraph-properties fo:line-height="100%" fo:text-align="center" style:justify-single-word="false"/>
    </style:style>
    <style:style style:name="P9" style:family="paragraph" style:parent-style-name="Heading_20_2">
      <style:paragraph-properties fo:line-height="100%" fo:text-align="start" style:justify-single-word="false"/>
      <style:text-properties style:font-size-complex="14pt"/>
    </style:style>
    <style:style style:name="P10" style:family="paragraph" style:parent-style-name="Normal_20__28_Web_29_">
      <style:paragraph-properties fo:margin-top="0.494cm" fo:margin-bottom="0.494cm" style:contextual-spacing="false" fo:text-align="center" style:justify-single-word="false"/>
      <style:text-properties fo:color="#000000" loext:opacity="100%" fo:font-size="24pt" style:font-size-asian="24pt" style:font-size-complex="16pt"/>
    </style:style>
    <style:style style:name="P11" style:family="paragraph" style:parent-style-name="Normal_20__28_Web_29_">
      <style:paragraph-properties fo:margin-top="0.494cm" fo:margin-bottom="0.494cm" style:contextual-spacing="false" fo:text-align="center" style:justify-single-word="false"/>
      <style:text-properties fo:color="#000000" loext:opacity="100%" fo:font-size="14pt" style:font-size-asian="14pt" style:font-size-complex="13.5pt"/>
    </style:style>
    <style:style style:name="P12" style:family="paragraph" style:parent-style-name="Normal_20__28_Web_29_">
      <style:paragraph-properties fo:margin-top="0.494cm" fo:margin-bottom="0.494cm" style:contextual-spacing="false" fo:text-align="center" style:justify-single-word="false"/>
      <style:text-properties fo:color="#000000" loext:opacity="100%" fo:font-size="18pt" style:font-size-asian="18pt" style:font-size-complex="16pt"/>
    </style:style>
    <style:style style:name="P13" style:family="paragraph" style:parent-style-name="Normal_20__28_Web_29_">
      <style:paragraph-properties fo:margin-top="0.494cm" fo:margin-bottom="0.494cm" style:contextual-spacing="false" fo:text-align="center" style:justify-single-word="false"/>
      <style:text-properties fo:color="#000000" loext:opacity="100%" fo:font-size="18pt" style:font-size-asian="18pt" style:font-size-complex="13.5pt"/>
    </style:style>
    <style:style style:name="P14" style:family="paragraph" style:parent-style-name="Normal_20__28_Web_29_">
      <style:paragraph-properties fo:margin-top="0.494cm" fo:margin-bottom="0.494cm" style:contextual-spacing="false" fo:text-align="center" style:justify-single-word="false"/>
      <style:text-properties fo:color="#000000" loext:opacity="100%" fo:font-size="18pt" fo:font-weight="bold" style:font-size-asian="18pt" style:font-weight-asian="bold" style:font-size-complex="13.5pt"/>
    </style:style>
    <style:style style:name="P15" style:family="paragraph" style:parent-style-name="Normal_20__28_Web_29_">
      <style:paragraph-properties fo:margin-top="0.494cm" fo:margin-bottom="0.494cm" style:contextual-spacing="false" fo:text-align="center" style:justify-single-word="false"/>
      <style:text-properties fo:color="#000000" loext:opacity="100%" fo:font-size="18pt" fo:font-weight="normal" style:font-size-asian="18pt" style:font-weight-asian="normal" style:font-size-complex="13.5pt" style:font-weight-complex="normal"/>
    </style:style>
    <style:style style:name="P16" style:family="paragraph" style:parent-style-name="Normal_20__28_Web_29_">
      <loext:graphic-properties draw:fill="solid" draw:fill-color="#ffffff"/>
      <style:paragraph-properties fo:margin-left="0cm" fo:margin-right="0cm" fo:margin-top="0cm" fo:margin-bottom="0.265cm" style:contextual-spacing="false" fo:line-height="100%" fo:text-align="start" style:justify-single-word="false" fo:text-indent="1.249cm" style:auto-text-indent="false" fo:background-color="#ffffff" style:vertical-align="baseline"/>
      <style:text-properties fo:color="#000000" loext:opacity="100%" fo:font-size="14pt" style:font-size-asian="14pt" style:font-size-complex="14pt"/>
    </style:style>
    <style:style style:name="P17" style:family="paragraph" style:parent-style-name="Normal_20__28_Web_29_">
      <loext:graphic-properties draw:fill="solid" draw:fill-color="#ffffff"/>
      <style:paragraph-properties fo:margin-left="0cm" fo:margin-right="0cm" fo:margin-top="0cm" fo:margin-bottom="0.265cm" style:contextual-spacing="false" fo:line-height="100%" fo:text-align="start" style:justify-single-word="false" fo:text-indent="1.249cm" style:auto-text-indent="false" fo:background-color="#ffffff" style:vertical-align="baseline"/>
    </style:style>
    <style:style style:name="P18" style:family="paragraph" style:parent-style-name="Normal_20__28_Web_29_">
      <style:paragraph-properties fo:margin-left="0cm" fo:margin-right="0cm" fo:margin-top="0cm" fo:margin-bottom="0cm" style:contextual-spacing="false" fo:line-height="100%" fo:text-align="start" style:justify-single-word="false" fo:text-indent="1.249cm" style:auto-text-indent="false"/>
    </style:style>
    <style:style style:name="P19" style:family="paragraph" style:parent-style-name="Normal_20__28_Web_29_">
      <style:paragraph-properties fo:margin-left="0cm" fo:margin-right="0cm" fo:margin-top="0cm" fo:margin-bottom="0cm" style:contextual-spacing="false" fo:line-height="100%" fo:text-align="start" style:justify-single-word="false" fo:text-indent="1.249cm" style:auto-text-indent="false"/>
      <style:text-properties officeooo:rsid="001e8c1d" officeooo:paragraph-rsid="001e8c1d"/>
    </style:style>
    <style:style style:name="P20" style:family="paragraph" style:parent-style-name="Normal_20__28_Web_29_">
      <style:paragraph-properties fo:margin-left="0cm" fo:margin-right="0cm" fo:margin-top="0cm" fo:margin-bottom="0cm" style:contextual-spacing="false" fo:line-height="100%" fo:text-align="start" style:justify-single-word="false" fo:text-indent="1.249cm" style:auto-text-indent="false"/>
      <style:text-properties fo:color="#000000" loext:opacity="100%" fo:font-size="14pt" style:font-size-asian="14pt" style:font-size-complex="14pt"/>
    </style:style>
    <style:style style:name="P21" style:family="paragraph" style:parent-style-name="Standard">
      <style:paragraph-properties fo:margin-left="0cm" fo:margin-right="0cm" fo:margin-top="0cm" fo:margin-bottom="0cm" style:contextual-spacing="false" fo:line-height="100%" fo:text-align="start" style:justify-single-word="false" fo:text-indent="1.249cm" style:auto-text-indent="false"/>
      <style:text-properties fo:color="#111111" loext:opacity="100%" fo:background-color="#ffffff" style:font-name-complex="Times New Roman3"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text-indent="1.249cm" style:auto-text-indent="false"/>
      <style:text-properties fo:color="#111111" loext:opacity="100%" officeooo:paragraph-rsid="001ba2d6" fo:background-color="#ffffff" style:font-name-complex="Times New Roman3" style:font-size-complex="12pt"/>
    </style:style>
    <style:style style:name="P23" style:family="paragraph" style:parent-style-name="Standard">
      <style:paragraph-properties fo:margin-left="0cm" fo:margin-right="0cm" fo:line-height="150%" fo:text-align="end" style:justify-single-word="false" fo:text-indent="1.249cm" style:auto-text-indent="false"/>
    </style:style>
    <style:style style:name="P24" style:family="paragraph" style:parent-style-name="Normal_20__28_Web_29_">
      <style:paragraph-properties fo:margin-left="0cm" fo:margin-right="0cm" fo:margin-top="0cm" fo:margin-bottom="0.282cm" style:contextual-spacing="false" fo:line-height="100%" fo:text-align="start" style:justify-single-word="false" fo:text-indent="1.249cm" style:auto-text-indent="false"/>
      <style:text-properties fo:color="#000000" loext:opacity="100%" fo:font-size="14pt" style:font-size-asian="14pt" style:font-size-complex="14pt"/>
    </style:style>
    <style:style style:name="P25" style:family="paragraph" style:parent-style-name="Normal_20__28_Web_29_">
      <style:paragraph-properties fo:margin-top="0cm" fo:margin-bottom="0cm" style:contextual-spacing="false" fo:line-height="100%" fo:text-align="start" style:justify-single-word="false" fo:orphans="2" fo:widows="2"/>
      <style:text-properties fo:color="#000000" loext:opacity="100%" fo:font-size="14pt" fo:language="ru" fo:country="RU" style:letter-kerning="false" style:font-size-asian="14pt" style:font-size-complex="14pt" style:language-complex="ar" style:country-complex="SA"/>
    </style:style>
    <style:style style:name="P26" style:family="paragraph" style:parent-style-name="Normal_20__28_Web_29_">
      <style:paragraph-properties fo:margin-top="0cm" fo:margin-bottom="0cm" style:contextual-spacing="false" fo:line-height="100%" fo:text-align="start" style:justify-single-word="false" fo:orphans="2" fo:widows="2"/>
      <style:text-properties fo:color="#000000" loext:opacity="100%" fo:font-size="14pt" fo:language="ru" fo:country="RU" officeooo:rsid="00219abb" officeooo:paragraph-rsid="00219abb" style:letter-kerning="false" style:font-size-asian="14pt" style:font-size-complex="14pt" style:language-complex="ar" style:country-complex="SA"/>
    </style:style>
    <style:style style:name="P27" style:family="paragraph" style:parent-style-name="Normal_20__28_Web_29_">
      <style:paragraph-properties fo:margin-top="0cm" fo:margin-bottom="0cm" style:contextual-spacing="false" fo:line-height="100%" fo:text-align="start" style:justify-single-word="false"/>
      <style:text-properties fo:color="#000000" loext:opacity="100%" fo:font-size="14pt" style:font-size-asian="14pt" style:font-size-complex="14pt"/>
    </style:style>
    <style:style style:name="P28" style:family="paragraph" style:parent-style-name="Normal_20__28_Web_29_">
      <style:paragraph-properties fo:margin-top="0cm" fo:margin-bottom="0cm" style:contextual-spacing="false" fo:line-height="100%" fo:text-align="start" style:justify-single-word="false">
        <style:tab-stops>
          <style:tab-stop style:position="0.635cm"/>
        </style:tab-stops>
      </style:paragraph-properties>
      <style:text-properties fo:color="#000000" loext:opacity="100%" fo:font-size="14pt" style:font-size-asian="14pt" style:font-size-complex="14pt"/>
    </style:style>
    <style:style style:name="P29" style:family="paragraph" style:parent-style-name="Normal_20__28_Web_29_">
      <style:paragraph-properties fo:margin-top="0cm" fo:margin-bottom="0cm" style:contextual-spacing="false" fo:line-height="100%" fo:text-align="start" style:justify-single-word="false" fo:orphans="0" fo:widows="0"/>
      <style:text-properties fo:color="#000000" loext:opacity="100%" fo:font-size="14pt" officeooo:rsid="001ffc5a" officeooo:paragraph-rsid="001ffc5a" style:font-size-asian="14pt" style:font-size-complex="14pt"/>
    </style:style>
    <style:style style:name="P30" style:family="paragraph" style:parent-style-name="Normal_20__28_Web_29_">
      <style:paragraph-properties fo:margin-top="0cm" fo:margin-bottom="0cm" style:contextual-spacing="false" fo:line-height="100%" fo:text-align="start" style:justify-single-word="false" fo:orphans="0" fo:widows="0"/>
      <style:text-properties fo:color="#000000" loext:opacity="100%" fo:font-size="14pt" officeooo:rsid="00219abb" officeooo:paragraph-rsid="00219abb" style:font-size-asian="14pt" style:font-size-complex="14pt"/>
    </style:style>
    <style:style style:name="P31" style:family="paragraph" style:parent-style-name="Normal_20__28_Web_29_">
      <style:paragraph-properties fo:margin-top="0cm" fo:margin-bottom="0cm" style:contextual-spacing="false" fo:line-height="100%" fo:text-align="start" style:justify-single-word="false"/>
      <style:text-properties fo:color="#000000" loext:opacity="100%" fo:font-size="14pt" officeooo:rsid="00219abb" officeooo:paragraph-rsid="00219abb" style:font-size-asian="14pt" style:font-size-complex="14pt"/>
    </style:style>
    <style:style style:name="P32" style:family="paragraph" style:parent-style-name="Normal_20__28_Web_29_">
      <style:paragraph-properties fo:margin-top="0cm" fo:margin-bottom="0cm" style:contextual-spacing="false" fo:line-height="100%" fo:text-align="start" style:justify-single-word="false"/>
    </style:style>
    <style:style style:name="P33" style:family="paragraph" style:parent-style-name="Normal_20__28_Web_29_">
      <style:paragraph-properties fo:margin-top="0cm" fo:margin-bottom="0cm" style:contextual-spacing="false" fo:line-height="100%" fo:text-align="start" style:justify-single-word="false" fo:orphans="0" fo:widows="0"/>
    </style:style>
    <style:style style:name="P34" style:family="paragraph" style:parent-style-name="Normal_20__28_Web_29_">
      <style:paragraph-properties fo:margin-top="0cm" fo:margin-bottom="0cm" style:contextual-spacing="false" fo:line-height="100%" fo:text-align="start" style:justify-single-word="false" fo:orphans="0" fo:widows="0"/>
      <style:text-properties fo:font-size="14pt" officeooo:rsid="001ffc5a" officeooo:paragraph-rsid="001ffc5a" style:font-size-asian="12.25pt" style:font-size-complex="14pt"/>
    </style:style>
    <style:style style:name="P35" style:family="paragraph" style:parent-style-name="Normal_20__28_Web_29_">
      <style:paragraph-properties fo:margin-top="0cm" fo:margin-bottom="0cm" style:contextual-spacing="false" fo:line-height="100%" fo:text-align="start" style:justify-single-word="false" fo:orphans="0" fo:widows="0"/>
      <style:text-properties fo:font-size="14pt" officeooo:rsid="00219abb" officeooo:paragraph-rsid="00219abb" style:font-size-asian="12.25pt" style:font-size-complex="14pt"/>
    </style:style>
    <style:style style:name="P36" style:family="paragraph" style:parent-style-name="Normal_20__28_Web_29_">
      <style:paragraph-properties fo:margin-top="0cm" fo:margin-bottom="0cm" style:contextual-spacing="false" fo:line-height="100%"/>
      <style:text-properties fo:font-size="14pt" style:font-size-asian="14pt" style:language-asian="ru" style:country-asian="RU" style:font-size-complex="14pt"/>
    </style:style>
    <style:style style:name="P37" style:family="paragraph" style:parent-style-name="Normal_20__28_Web_29_">
      <style:paragraph-properties fo:margin-top="0cm" fo:margin-bottom="0cm" style:contextual-spacing="false" fo:line-height="100%"/>
      <style:text-properties fo:font-size="14pt" officeooo:paragraph-rsid="001d3879" style:font-size-asian="14pt" style:language-asian="ru" style:country-asian="RU" style:font-size-complex="14pt"/>
    </style:style>
    <style:style style:name="P38" style:family="paragraph" style:parent-style-name="Standard">
      <style:paragraph-properties fo:margin-top="0cm" fo:margin-bottom="0cm" style:contextual-spacing="false"/>
    </style:style>
    <style:style style:name="P39" style:family="paragraph" style:parent-style-name="Standard">
      <style:paragraph-properties fo:margin-top="0cm" fo:margin-bottom="0cm" style:contextual-spacing="false" fo:line-height="100%" fo:text-align="start" style:justify-single-word="false" fo:orphans="2" fo:widows="2"/>
      <style:text-properties fo:color="#000000" loext:opacity="100%" fo:font-size="12pt" fo:language="ru" fo:country="RU" style:letter-kerning="false" style:font-name-asian="Times New Roman3" style:font-size-asian="12pt" style:language-asian="ru" style:country-asian="RU" style:font-name-complex="Times New Roman3" style:font-size-complex="12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fo:color="#000000" loext:opacity="100%" fo:font-size="12pt" fo:language="ru" fo:country="RU" fo:font-weight="bold" style:letter-kerning="false" style:font-name-asian="Times New Roman3" style:font-size-asian="12pt" style:language-asian="ru" style:country-asian="RU" style:font-weight-asian="bold" style:font-name-complex="Times New Roman3" style:font-size-complex="12pt" style:language-complex="ar" style:country-complex="SA" style:font-weight-complex="bold"/>
    </style:style>
    <style:style style:name="P41" style:family="paragraph" style:parent-style-name="Standard">
      <style:paragraph-properties fo:margin-top="0cm" fo:margin-bottom="0cm" style:contextual-spacing="false" fo:line-height="100%" fo:text-align="start" style:justify-single-word="false" fo:orphans="0" fo:widows="0"/>
    </style:style>
    <style:style style:name="P42" style:family="paragraph" style:parent-style-name="Text_20_body">
      <style:paragraph-properties fo:margin-top="0cm" fo:margin-bottom="0cm" style:contextual-spacing="false"/>
    </style:style>
    <style:style style:name="P43" style:family="paragraph" style:parent-style-name="Standard">
      <style:paragraph-properties fo:line-height="150%"/>
    </style:style>
    <style:style style:name="P44" style:family="paragraph" style:parent-style-name="Standard">
      <style:paragraph-properties fo:line-height="150%" fo:text-align="end" style:justify-single-word="false"/>
    </style:style>
    <style:style style:name="P45" style:family="paragraph" style:parent-style-name="Standard">
      <style:text-properties fo:color="#111111" loext:opacity="100%"/>
    </style:style>
    <style:style style:name="P46" style:family="paragraph" style:parent-style-name="Standard">
      <style:text-properties officeooo:paragraph-rsid="001ba2d6"/>
    </style:style>
    <style:style style:name="P47" style:family="paragraph" style:parent-style-name="Standard">
      <style:paragraph-properties fo:line-height="150%" fo:text-align="end" style:justify-single-word="false"/>
      <style:text-properties fo:font-size="16pt" style:font-size-asian="16pt"/>
    </style:style>
    <style:style style:name="P48" style:family="paragraph" style:parent-style-name="Standard">
      <style:paragraph-properties fo:margin-left="0.09cm" fo:margin-right="0cm" fo:margin-top="0cm" fo:margin-bottom="0cm" style:contextual-spacing="false" fo:line-height="100%" fo:text-align="start" style:justify-single-word="false" fo:orphans="2" fo:widows="2" fo:text-indent="0cm" style:auto-text-indent="false"/>
      <style:text-properties fo:color="#000000" loext:opacity="100%" fo:font-size="12pt" fo:language="ru" fo:country="RU" style:letter-kerning="false" style:font-name-asian="Times New Roman3" style:font-size-asian="12pt" style:language-asian="ru" style:country-asian="RU" style:font-name-complex="Times New Roman3" style:font-size-complex="12pt" style:language-complex="ar" style:country-complex="SA"/>
    </style:style>
    <style:style style:name="P49" style:family="paragraph" style:parent-style-name="Standard">
      <loext:graphic-properties draw:fill="solid" draw:fill-color="#ffffff"/>
      <style:paragraph-properties fo:margin-left="2.17cm" fo:margin-right="1.402cm" fo:margin-top="0cm" fo:margin-bottom="0cm" style:contextual-spacing="false" fo:line-height="100%" fo:text-align="start" style:justify-single-word="false" fo:text-indent="0cm" style:auto-text-indent="false" fo:background-color="#ffffff"/>
    </style:style>
    <style:style style:name="P5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complex="Times New Roman3"/>
    </style:style>
    <style:style style:name="P51" style:family="paragraph" style:parent-style-name="Standard">
      <style:paragraph-properties fo:margin-left="0cm" fo:margin-right="0cm" fo:line-height="100%" fo:text-align="start" style:justify-single-word="false" fo:text-indent="0cm" style:auto-text-indent="false"/>
      <style:text-properties officeooo:rsid="001d3879" officeooo:paragraph-rsid="001d3879" style:font-name-complex="Times New Roman3"/>
    </style:style>
    <style:style style:name="P52" style:family="paragraph" style:parent-style-name="Standard">
      <style:paragraph-properties fo:margin-left="0cm" fo:margin-right="0cm" fo:line-height="100%" fo:text-align="start" style:justify-single-word="false" fo:text-indent="0cm" style:auto-text-indent="false"/>
      <style:text-properties style:font-name-complex="Times New Roman3"/>
    </style:style>
    <style:style style:name="P53" style:family="paragraph" style:parent-style-name="Text_20_body">
      <style:text-properties officeooo:paragraph-rsid="00285829"/>
    </style:style>
    <style:style style:name="P54" style:family="paragraph" style:parent-style-name="Heading_20_2">
      <style:paragraph-properties fo:margin-top="0cm" fo:margin-bottom="0cm" style:contextual-spacing="false" fo:line-height="100%" fo:text-align="center" style:justify-single-word="false"/>
      <style:text-properties fo:font-size="14pt" officeooo:paragraph-rsid="002a55cf" style:font-size-asian="14pt" style:language-asian="ru" style:country-asian="RU" style:font-size-complex="14pt"/>
    </style:style>
    <style:style style:name="P55" style:family="paragraph" style:parent-style-name="Heading_20_3">
      <style:text-properties style:font-name="Times New Roman2" fo:font-size="14pt" style:font-size-asian="14pt" style:font-size-complex="14pt"/>
    </style:style>
    <style:style style:name="P56" style:family="paragraph" style:parent-style-name="Heading_20_3">
      <style:text-properties fo:font-size="14pt" officeooo:paragraph-rsid="001ba2d6" style:font-size-asian="14pt" style:font-size-complex="14pt"/>
    </style:style>
    <style:style style:name="P57" style:family="paragraph" style:parent-style-name="Heading_20_3">
      <style:paragraph-properties fo:line-height="100%"/>
    </style:style>
    <style:style style:name="P58" style:family="paragraph" style:parent-style-name="Heading_20_3">
      <style:paragraph-properties fo:line-height="100%"/>
      <style:text-properties officeooo:paragraph-rsid="001d3879"/>
    </style:style>
    <style:style style:name="P59" style:family="paragraph" style:parent-style-name="Heading_20_3">
      <style:text-properties officeooo:paragraph-rsid="001d3879"/>
    </style:style>
    <style:style style:name="P60" style:family="paragraph" style:parent-style-name="Heading_20_3">
      <style:text-properties officeooo:paragraph-rsid="002a55cf"/>
    </style:style>
    <style:style style:name="P61" style:family="paragraph" style:parent-style-name="Normal_20__28_Web_29_" style:master-page-name="First_20_Page">
      <style:paragraph-properties fo:margin-top="0cm" fo:margin-bottom="0.494cm" style:contextual-spacing="false" fo:text-align="center" style:justify-single-word="false" style:page-number="auto"/>
      <style:text-properties fo:color="#000000" loext:opacity="100%" fo:font-size="18pt" style:font-size-asian="18pt" style:font-size-complex="16pt"/>
    </style:style>
    <style:style style:name="P62" style:family="paragraph" style:parent-style-name="Normal_20__28_Web_29_" style:list-style-name="WWNum10">
      <style:paragraph-properties fo:margin-top="0cm" fo:margin-bottom="0cm" style:contextual-spacing="false" fo:line-height="100%" fo:text-align="start" style:justify-single-word="false"/>
    </style:style>
    <style:style style:name="P63" style:family="paragraph" style:parent-style-name="Normal_20__28_Web_29_" style:list-style-name="WWNum10">
      <style:paragraph-properties fo:margin-top="0cm" fo:margin-bottom="0cm" style:contextual-spacing="false" fo:line-height="100%" fo:text-align="start" style:justify-single-word="false"/>
      <style:text-properties officeooo:paragraph-rsid="001eadb2"/>
    </style:style>
    <style:style style:name="P64" style:family="paragraph" style:parent-style-name="Normal_20__28_Web_29_" style:list-style-name="WWNum14">
      <style:paragraph-properties fo:margin-top="0cm" fo:margin-bottom="0cm" style:contextual-spacing="false" fo:line-height="100%" fo:text-align="start" style:justify-single-word="false" style:vertical-align="baseline"/>
    </style:style>
    <style:style style:name="P65" style:family="paragraph" style:parent-style-name="Normal_20__28_Web_29_">
      <style:paragraph-properties fo:margin-top="0cm" fo:margin-bottom="0cm" style:contextual-spacing="false" fo:line-height="100%"/>
      <style:text-properties fo:font-size="14pt" officeooo:paragraph-rsid="001d3879" style:font-size-asian="14pt" style:language-asian="ru" style:country-asian="RU" style:font-size-complex="14pt"/>
    </style:style>
    <style:style style:name="P66" style:family="paragraph" style:parent-style-name="Normal_20__28_Web_29_" style:list-style-name="WWNum5">
      <style:paragraph-properties fo:margin-left="0cm" fo:margin-right="0cm" fo:margin-top="0cm" fo:margin-bottom="0cm" style:contextual-spacing="false" fo:line-height="100%" fo:text-align="start" style:justify-single-word="false" fo:text-indent="0cm" style:auto-text-indent="false" style:vertical-align="baseline"/>
      <style:text-properties fo:color="#000000" loext:opacity="100%" fo:font-size="14pt" style:font-size-asian="14pt" style:font-size-complex="14pt"/>
    </style:style>
    <style:style style:name="P67" style:family="paragraph" style:parent-style-name="Normal_20__28_Web_29_" style:list-style-name="WWNum5">
      <style:paragraph-properties fo:margin-left="0cm" fo:margin-right="0cm" fo:margin-top="0cm" fo:margin-bottom="0cm" style:contextual-spacing="false" fo:line-height="100%" fo:text-align="start" style:justify-single-word="false" fo:text-indent="0cm" style:auto-text-indent="false" style:vertical-align="baseline"/>
    </style:style>
    <style:style style:name="P68" style:family="paragraph" style:parent-style-name="Normal_20__28_Web_29_" style:list-style-name="WWNum5">
      <style:paragraph-properties fo:margin-left="0cm" fo:margin-right="0cm" fo:margin-top="0cm" fo:margin-bottom="0cm" style:contextual-spacing="false" fo:line-height="100%" fo:text-align="start" style:justify-single-word="false" fo:text-indent="0cm" style:auto-text-indent="false" style:vertical-align="baseline">
        <style:tab-stops>
          <style:tab-stop style:position="0.635cm"/>
        </style:tab-stops>
      </style:paragraph-properties>
    </style:style>
    <style:style style:name="P69" style:family="paragraph" style:parent-style-name="Normal_20__28_Web_29_" style:list-style-name="WWNum5">
      <style:paragraph-properties fo:margin-left="0cm" fo:margin-right="0cm" fo:margin-top="0cm" fo:margin-bottom="0cm" style:contextual-spacing="false" fo:line-height="100%" fo:text-align="start" style:justify-single-word="false" fo:text-indent="0cm" style:auto-text-indent="false" style:vertical-align="baseline">
        <style:tab-stops/>
      </style:paragraph-properties>
    </style:style>
    <style:style style:name="P70" style:family="paragraph" style:parent-style-name="Normal_20__28_Web_29_" style:list-style-name="WWNum5">
      <style:paragraph-properties fo:margin-left="0cm" fo:margin-right="0cm" fo:margin-top="0cm" fo:margin-bottom="0cm" style:contextual-spacing="false" fo:line-height="100%" fo:text-align="start" style:justify-single-word="false" fo:text-indent="0cm" style:auto-text-indent="false" style:vertical-align="baseline">
        <style:tab-stops/>
      </style:paragraph-properties>
      <style:text-properties officeooo:paragraph-rsid="00219abb"/>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4pt" officeooo:rsid="002a55cf" officeooo:paragraph-rsid="002a55cf" style:font-size-asian="14pt" style:language-asian="ru" style:country-asian="RU" style:font-name-complex="Times New Roman3" style:font-size-complex="14pt"/>
    </style:style>
    <style:style style:name="P72" style:family="paragraph" style:parent-style-name="Standard">
      <style:paragraph-properties fo:margin-left="0cm" fo:margin-right="0cm" fo:line-height="100%" fo:text-align="start" style:justify-single-word="false" fo:text-indent="0cm" style:auto-text-indent="false"/>
      <style:text-properties officeooo:rsid="001d3879" officeooo:paragraph-rsid="002a55cf" style:font-name-complex="Times New Roman3"/>
    </style:style>
    <style:style style:name="P73" style:family="paragraph" style:parent-style-name="Text_20_body">
      <style:text-properties officeooo:paragraph-rsid="002a55cf"/>
    </style:style>
    <style:style style:name="P74" style:family="paragraph" style:parent-style-name="Text_20_body">
      <style:paragraph-properties fo:margin-top="0cm" fo:margin-bottom="0cm" style:contextual-spacing="false"/>
      <style:text-properties officeooo:paragraph-rsid="002a55cf"/>
    </style:style>
    <style:style style:name="T1" style:family="text">
      <style:text-properties fo:color="#000000" loext:opacity="100%" fo:font-size="14pt" style:font-size-asian="14pt" style:font-size-complex="14pt"/>
    </style:style>
    <style:style style:name="T2" style:family="text">
      <style:text-properties fo:color="#000000" loext:opacity="100%" fo:font-size="14pt" officeooo:rsid="001a9642" style:font-size-asian="14pt" style:font-size-complex="14pt"/>
    </style:style>
    <style:style style:name="T3" style:family="text">
      <style:text-properties fo:color="#000000" loext:opacity="100%" fo:font-size="14pt" officeooo:rsid="001ba2d6" style:font-size-asian="14pt" style:font-size-complex="14pt"/>
    </style:style>
    <style:style style:name="T4" style:family="text">
      <style:text-properties fo:color="#000000" loext:opacity="100%" fo:font-size="14pt" officeooo:rsid="001e8c1d" style:font-size-asian="14pt" style:font-size-complex="14pt"/>
    </style:style>
    <style:style style:name="T5" style:family="text">
      <style:text-properties fo:color="#000000" loext:opacity="100%" fo:font-size="14pt" officeooo:rsid="001eadb2" style:font-size-asian="14pt" style:font-size-complex="14pt"/>
    </style:style>
    <style:style style:name="T6" style:family="text">
      <style:text-properties fo:color="#000000" loext:opacity="100%" fo:font-size="14pt" officeooo:rsid="001ffc5a" style:font-size-asian="14pt" style:font-size-complex="14pt"/>
    </style:style>
    <style:style style:name="T7" style:family="text">
      <style:text-properties fo:color="#000000" loext:opacity="100%" fo:font-size="14pt" fo:language="en" fo:country="US" style:font-size-asian="14pt" style:font-size-complex="14pt"/>
    </style:style>
    <style:style style:name="T8" style:family="text">
      <style:text-properties fo:color="#000000" loext:opacity="100%" fo:font-size="14pt" fo:language="en" fo:country="US" officeooo:rsid="001eadb2" style:font-size-asian="14pt" style:font-size-complex="14pt"/>
    </style:style>
    <style:style style:name="T9" style:family="text">
      <style:text-properties fo:color="#000000" loext:opacity="100%" fo:font-size="14pt" fo:language="en" fo:country="US" officeooo:rsid="00219abb" style:font-size-asian="14pt" style:font-size-complex="14pt"/>
    </style:style>
    <style:style style:name="T10" style:family="text">
      <style:text-properties fo:color="#000000" loext:opacity="100%" fo:font-size="14pt" fo:language="en" fo:country="US" style:text-underline-style="none" style:font-size-asian="14pt" style:font-size-complex="14pt"/>
    </style:style>
    <style:style style:name="T11" style:family="text">
      <style:text-properties fo:color="#000000" loext:opacity="100%" fo:font-size="14pt" fo:language="en" fo:country="US" style:text-underline-style="none" officeooo:rsid="00219abb" style:font-size-asian="14pt" style:font-size-complex="14pt"/>
    </style:style>
    <style:style style:name="T12" style:family="text">
      <style:text-properties fo:color="#000000" loext:opacity="100%" fo:font-size="14pt" style:text-underline-style="none" style:font-size-asian="14pt" style:font-size-complex="14pt"/>
    </style:style>
    <style:style style:name="T13" style:family="text">
      <style:text-properties fo:color="#000000" loext:opacity="100%" style:font-name-asian="Times New Roman3" style:language-asian="ru" style:country-asian="RU" style:font-name-complex="Times New Roman3" style:font-size-complex="14pt"/>
    </style:style>
    <style:style style:name="T14" style:family="text">
      <style:text-properties fo:color="#000000" loext:opacity="100%" officeooo:rsid="001ffc5a" style:font-name-asian="Times New Roman3" style:language-asian="ru" style:country-asian="RU" style:font-name-complex="Times New Roman3" style:font-size-complex="14pt"/>
    </style:style>
    <style:style style:name="T15" style:family="text">
      <style:text-properties fo:font-size="16pt" style:font-size-asian="16pt"/>
    </style:style>
    <style:style style:name="T16" style:family="text">
      <style:text-properties fo:font-size="16pt" officeooo:rsid="001a9642" style:font-size-asian="16pt"/>
    </style:style>
    <style:style style:name="T17" style:family="text">
      <style:text-properties style:text-underline-style="solid" style:text-underline-width="auto" style:text-underline-color="font-color"/>
    </style:style>
    <style:style style:name="T18" style:family="text">
      <style:text-properties fo:language="en" fo:country="US"/>
    </style:style>
    <style:style style:name="T19" style:family="text">
      <style:text-properties fo:language="en" fo:country="US" style:text-underline-style="solid" style:text-underline-width="auto" style:text-underline-color="font-color"/>
    </style:style>
    <style:style style:name="T20" style:family="text">
      <style:text-properties fo:language="en" fo:country="US" fo:background-color="#ffffff" loext:char-shading-value="0" style:font-name-complex="Times New Roman3"/>
    </style:style>
    <style:style style:name="T21" style:family="text">
      <style:text-properties fo:language="en" fo:country="US" officeooo:rsid="002a55cf" fo:background-color="#ffffff" loext:char-shading-value="0" style:font-name-complex="Times New Roman3"/>
    </style:style>
    <style:style style:name="T22" style:family="text">
      <style:text-properties fo:language="en" fo:country="US" style:font-name-complex="Times New Roman3"/>
    </style:style>
    <style:style style:name="T23" style:family="text">
      <style:text-properties fo:language="en" fo:country="US" officeooo:rsid="0025c377"/>
    </style:style>
    <style:style style:name="T24" style:family="text">
      <style:text-properties style:font-name-complex="Times New Roman3"/>
    </style:style>
    <style:style style:name="T25" style:family="text">
      <style:text-properties fo:background-color="#ffffff" loext:char-shading-value="0" style:font-name-complex="Times New Roman3"/>
    </style:style>
    <style:style style:name="T26" style:family="text">
      <style:text-properties fo:font-size="14pt" style:font-size-asian="14pt" style:font-size-complex="14pt"/>
    </style:style>
    <style:style style:name="T27" style:family="text">
      <style:text-properties fo:font-size="14pt" fo:language="en" fo:country="US" style:text-underline-style="none" style:font-size-asian="14pt" style:font-size-complex="14pt"/>
    </style:style>
    <style:style style:name="T28" style:family="text">
      <style:text-properties fo:font-size="14pt" fo:language="en" fo:country="US" style:text-underline-style="none" officeooo:rsid="00219abb" style:font-size-asian="14pt" style:font-size-complex="14pt"/>
    </style:style>
    <style:style style:name="T29" style:family="text">
      <style:text-properties fo:font-size="14pt" style:text-underline-style="none" style:font-size-asian="14pt" style:font-size-complex="14pt"/>
    </style:style>
    <style:style style:name="T30" style:family="text">
      <style:text-properties fo:font-size="14pt" style:text-underline-style="none" officeooo:rsid="00219abb" style:font-size-asian="14pt" style:font-size-complex="14pt"/>
    </style:style>
    <style:style style:name="T31" style:family="text">
      <style:text-properties officeooo:rsid="001d7ed3"/>
    </style:style>
    <style:style style:name="T32" style:family="text">
      <style:text-properties officeooo:rsid="00219abb"/>
    </style:style>
    <style:style style:name="T33" style:family="text">
      <style:text-properties officeooo:rsid="00275b97"/>
    </style:style>
    <style:style style:name="T34" style:family="text">
      <style:text-properties officeooo:rsid="00285829"/>
    </style:style>
    <style:style style:name="T35" style:family="text">
      <style:text-properties officeooo:rsid="002a55c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Московский Авиационный Институт </text:p>
      <text:p text:style-name="P12">(Национальный Исследовательский Университет) </text:p>
      <text:p text:style-name="P12">Институт информационных технологий и прикладной математики</text:p>
      <text:p text:style-name="P10"/>
      <text:p text:style-name="P13">Кафедра вычислительной математики и программирования</text:p>
      <text:p text:style-name="P11"/>
      <text:p text:style-name="P14">КУРСОВАЯ РАБОТА </text:p>
      <text:p text:style-name="P14">по курсу "Вычислительные системы" </text:p>
      <text:p text:style-name="P14">II семестр </text:p>
      <text:p text:style-name="P14">Задание 6</text:p>
      <text:p text:style-name="P15">«Обработка последовательной файловой структуры на языке Си»</text:p>
      <text:p text:style-name="P43"/>
      <text:p text:style-name="P44"/>
      <text:p text:style-name="P44"><text:span text:style-name="T15">Студент: </text:span><text:span text:style-name="T16">Никифорова Я. В.</text:span></text:p>
      <text:p text:style-name="P47">Группа: М8О-106Б-20</text:p>
      <text:p text:style-name="P47">Руководитель: Дубинин А.В.</text:p>
      <text:p text:style-name="P44"/>
      <text:p text:style-name="P44">Оценка:<text:span text:style-name="T17"><text:tab/><text:tab/></text:span></text:p>
      <text:p text:style-name="P23">Дата<text:span text:style-name="T18">:<text:tab/></text:span><text:span text:style-name="T19"><text:tab/><text:tab/></text:span></text:p>
      <text:p text:style-name="P44">Подпись<text:span text:style-name="T18">:</text:span><text:span text:style-name="T19"><text:tab/><text:tab/></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text:a xlink:type="simple" xlink:href="#__RefHeading___Toc2900_4233674623" text:style-name="Index_20_Link" text:visited-style-name="Index_20_Link">Работа с файлами<text:tab/>4</text:a></text:p>
          <text:p text:style-name="P2"><text:a xlink:type="simple" xlink:href="#__RefHeading___Toc2902_4233674623" text:style-name="Index_20_Link" text:visited-style-name="Index_20_Link">Функция fopen()<text:tab/>4</text:a></text:p>
          <text:p text:style-name="P3"><text:a xlink:type="simple" xlink:href="#__RefHeading___Toc2946_4233674623" text:style-name="Index_20_Link" text:visited-style-name="Index_20_Link">Синтаксис:<text:tab/>4</text:a></text:p>
          <text:p text:style-name="P3"><text:a xlink:type="simple" xlink:href="#__RefHeading___Toc2958_4233674623" text:style-name="Index_20_Link" text:visited-style-name="Index_20_Link">Аргументы:<text:tab/>4</text:a></text:p>
          <text:p text:style-name="P3"><text:a xlink:type="simple" xlink:href="#__RefHeading___Toc2960_4233674623" text:style-name="Index_20_Link" text:visited-style-name="Index_20_Link">Возвращаемое значение:<text:tab/>5</text:a></text:p>
          <text:p text:style-name="P3"><text:a xlink:type="simple" xlink:href="#__RefHeading___Toc2962_4233674623" text:style-name="Index_20_Link" text:visited-style-name="Index_20_Link">Описание:<text:tab/>5</text:a></text:p>
          <text:p text:style-name="P2"><text:a xlink:type="simple" xlink:href="#__RefHeading___Toc2904_4233674623" text:style-name="Index_20_Link" text:visited-style-name="Index_20_Link">Функция fseek()<text:tab/>6</text:a></text:p>
          <text:p text:style-name="P3"><text:a xlink:type="simple" xlink:href="#__RefHeading___Toc2964_4233674623" text:style-name="Index_20_Link" text:visited-style-name="Index_20_Link">Синтаксис:<text:tab/>6</text:a></text:p>
          <text:p text:style-name="P3"><text:a xlink:type="simple" xlink:href="#__RefHeading___Toc2966_4233674623" text:style-name="Index_20_Link" text:visited-style-name="Index_20_Link">Аргументы:<text:tab/>6</text:a></text:p>
          <text:p text:style-name="P3"><text:a xlink:type="simple" xlink:href="#__RefHeading___Toc2968_4233674623" text:style-name="Index_20_Link" text:visited-style-name="Index_20_Link">Возвращаемое значение:<text:tab/>6</text:a></text:p>
          <text:p text:style-name="P3"><text:a xlink:type="simple" xlink:href="#__RefHeading___Toc2970_4233674623" text:style-name="Index_20_Link" text:visited-style-name="Index_20_Link">Описание:<text:tab/>6</text:a></text:p>
          <text:p text:style-name="P2"><text:a xlink:type="simple" xlink:href="#__RefHeading___Toc2906_4233674623" text:style-name="Index_20_Link" text:visited-style-name="Index_20_Link">Функция fread()<text:tab/>7</text:a></text:p>
          <text:p text:style-name="P3"><text:a xlink:type="simple" xlink:href="#__RefHeading___Toc2972_4233674623" text:style-name="Index_20_Link" text:visited-style-name="Index_20_Link">Синтаксис:<text:tab/>7</text:a></text:p>
          <text:p text:style-name="P3"><text:a xlink:type="simple" xlink:href="#__RefHeading___Toc2974_4233674623" text:style-name="Index_20_Link" text:visited-style-name="Index_20_Link">Аргументы:<text:tab/>7</text:a></text:p>
          <text:p text:style-name="P3"><text:a xlink:type="simple" xlink:href="#__RefHeading___Toc2976_4233674623" text:style-name="Index_20_Link" text:visited-style-name="Index_20_Link">Возвращаемое значение:<text:tab/>7</text:a></text:p>
          <text:p text:style-name="P3"><text:a xlink:type="simple" xlink:href="#__RefHeading___Toc2978_4233674623" text:style-name="Index_20_Link" text:visited-style-name="Index_20_Link">Описание:<text:tab/>7</text:a></text:p>
          <text:p text:style-name="P2"><text:a xlink:type="simple" xlink:href="#__RefHeading___Toc1246_3004132509" text:style-name="Index_20_Link" text:visited-style-name="Index_20_Link">Функция ferror()<text:tab/>7</text:a></text:p>
          <text:p text:style-name="P3"><text:a xlink:type="simple" xlink:href="#__RefHeading___Toc1248_3004132509" text:style-name="Index_20_Link" text:visited-style-name="Index_20_Link">Синтаксис:<text:tab/>7</text:a></text:p>
          <text:p text:style-name="P3"><text:a xlink:type="simple" xlink:href="#__RefHeading___Toc1250_3004132509" text:style-name="Index_20_Link" text:visited-style-name="Index_20_Link">Аргументы:<text:tab/>7</text:a></text:p>
          <text:p text:style-name="P3"><text:a xlink:type="simple" xlink:href="#__RefHeading___Toc1252_3004132509" text:style-name="Index_20_Link" text:visited-style-name="Index_20_Link">Возвращаемое значение:<text:tab/>7</text:a></text:p>
          <text:p text:style-name="P3"><text:a xlink:type="simple" xlink:href="#__RefHeading___Toc1254_3004132509" text:style-name="Index_20_Link" text:visited-style-name="Index_20_Link">Описание:<text:tab/>8</text:a></text:p>
          <text:p text:style-name="P2"><text:a xlink:type="simple" xlink:href="#__RefHeading___Toc1364_985540109" text:style-name="Index_20_Link" text:visited-style-name="Index_20_Link">Функция fclose()<text:tab/>8</text:a></text:p>
          <text:p text:style-name="P3"><text:a xlink:type="simple" xlink:href="#__RefHeading___Toc1366_985540109" text:style-name="Index_20_Link" text:visited-style-name="Index_20_Link">Синтаксис:<text:tab/>8</text:a></text:p>
          <text:p text:style-name="P3"><text:a xlink:type="simple" xlink:href="#__RefHeading___Toc1368_985540109" text:style-name="Index_20_Link" text:visited-style-name="Index_20_Link">Аргументы:<text:tab/>8</text:a></text:p>
          <text:p text:style-name="P3"><text:a xlink:type="simple" xlink:href="#__RefHeading___Toc1370_985540109" text:style-name="Index_20_Link" text:visited-style-name="Index_20_Link">Возвращаемое значение:<text:tab/>8</text:a></text:p>
          <text:p text:style-name="P3"><text:a xlink:type="simple" xlink:href="#__RefHeading___Toc1372_985540109" text:style-name="Index_20_Link" text:visited-style-name="Index_20_Link">Описание:<text:tab/>8</text:a></text:p>
          <text:p text:style-name="P1"><text:a xlink:type="simple" xlink:href="#__RefHeading___Toc2908_4233674623" text:style-name="Index_20_Link" text:visited-style-name="Index_20_Link">Постановка задачи<text:tab/>9</text:a></text:p>
          <text:p text:style-name="P2"><text:soft-page-break/><text:a xlink:type="simple" xlink:href="#__RefHeading___Toc2910_4233674623" text:style-name="Index_20_Link" text:visited-style-name="Index_20_Link">Содержимое и структура файла:<text:tab/>9</text:a></text:p>
          <text:p text:style-name="P2"><text:a xlink:type="simple" xlink:href="#__RefHeading___Toc2912_4233674623" text:style-name="Index_20_Link" text:visited-style-name="Index_20_Link">Действиe:<text:tab/>9</text:a></text:p>
          <text:p text:style-name="P1"><text:a xlink:type="simple" xlink:href="#__RefHeading___Toc2914_4233674623" text:style-name="Index_20_Link" text:visited-style-name="Index_20_Link">Общий метод решения<text:tab/>9</text:a></text:p>
          <text:p text:style-name="P1"><text:a xlink:type="simple" xlink:href="#__RefHeading___Toc2916_4233674623" text:style-name="Index_20_Link" text:visited-style-name="Index_20_Link">Общие сведения о программе<text:tab/>9</text:a></text:p>
          <text:p text:style-name="P1"><text:a xlink:type="simple" xlink:href="#__RefHeading___Toc2918_4233674623" text:style-name="Index_20_Link" text:visited-style-name="Index_20_Link">Описание логической структуры<text:tab/>10</text:a></text:p>
          <text:p text:style-name="P1"><text:a xlink:type="simple" xlink:href="#__RefHeading___Toc2920_4233674623" text:style-name="Index_20_Link" text:visited-style-name="Index_20_Link">Таблица переменных и констант<text:tab/>10</text:a></text:p>
          <text:p text:style-name="P1"><text:a xlink:type="simple" xlink:href="#__RefHeading___Toc2922_4233674623" text:style-name="Index_20_Link" text:visited-style-name="Index_20_Link">Входные данные<text:tab/>10</text:a></text:p>
          <text:p text:style-name="P1"><text:a xlink:type="simple" xlink:href="#__RefHeading___Toc2924_4233674623" text:style-name="Index_20_Link" text:visited-style-name="Index_20_Link">Выходные данные<text:tab/>11</text:a></text:p>
          <text:p text:style-name="P1"><text:a xlink:type="simple" xlink:href="#__RefHeading___Toc2934_4233674623" text:style-name="Index_20_Link" text:visited-style-name="Index_20_Link">Демонстрация работы программы<text:tab/>11</text:a></text:p>
          <text:p text:style-name="P1"><text:a xlink:type="simple" xlink:href="#__RefHeading___Toc2936_4233674623" text:style-name="Index_20_Link" text:visited-style-name="Index_20_Link">Заключение<text:tab/>12</text:a></text:p>
          <text:p text:style-name="P1"><text:a xlink:type="simple" xlink:href="#__RefHeading___Toc2938_4233674623" text:style-name="Index_20_Link" text:visited-style-name="Index_20_Link">Список используемых источников<text:tab/>12</text:a></text:p>
        </text:index-body>
      </text:table-of-content>
      <text:h text:style-name="P5" text:outline-level="1"/>
      <text:h text:style-name="P7" text:outline-level="1"><text:bookmark-start text:name="_Toc66983224"/><text:bookmark-start text:name="__RefHeading___Toc2900_4233674623"/>Работа с файлами<text:bookmark-end text:name="_Toc66983224"/><text:bookmark-end text:name="__RefHeading___Toc2900_4233674623"/></text:h>
      <text:p text:style-name="P45"><text:tab/>Работа с файлами на самом деле представляет собой запрос ядру операционной системы на осуществление какого-либо действия путём отправления ему системного вызова.</text:p>
      <text:p text:style-name="P45"><text:span text:style-name="T18"><text:tab/></text:span><text:span text:style-name="T23">fo</text:span><text:span text:style-name="T18">pen</text:span>() – открыть файл – системный вызов, при вызове которого ОС проверяет, существует ли файл, есть ли у пользователя необходимые права и можно ли его прочитать. После всех проверок, этому файлу присваивается файловый дескриптор - это неотрицательное целое число, через которое можно впоследствии получить доступ к этому файлу. Когда создается новый поток ввода-вывода, ядро возвращает процессу, создавшему поток ввода-вывода, его файловый дескриптор.<text:span text:style-name="T33"> Когда нужно выполнить ввод или вывод, процесс через системный вызов передает ядру дескриптор нужного файла. Ядро обращается к файлу от имени процесса. При этом у самого процесса нет доступа к файлу. Важно понимать, что если мы один раз открыли файл, и он получил файловый дескриптор, то мы можем взаимодействовать с ним дальше. Не имеет значения, что с этим файлом происходит. Его могут переименовать, удалить, могут изменить его владельца, отобрать права на запись и чтение. Если вы уже начали работать с файлом и знаете его дескриптор, то можете продолжать с ним работать.</text:span></text:p>
      <text:p text:style-name="P45"><text:tab/>Когда создается новый поток ввода-вывода, ядро возвращает процессу, создавшему поток ввода-вывода, его файловый дескриптор. По умолчанию Unix-оболочки связывают файловый дескриптор 0 с потоком стандартного ввода процесса (терминал), файловый дескриптор 1 - с потоком стандартного вывода (терминал), и файловый дескриптор 2 - с потоком диагностики (куда обычно выводятся сообщения об ошибках). Это соглашение соблюдается многими Unix-оболочками и многими приложениями — и ни в коем случае не является составной частью ядра.</text:p>
      <text:h text:style-name="P8" text:outline-level="2"><text:bookmark-start text:name="_Toc66983225"/><text:bookmark-start text:name="__RefHeading___Toc2902_4233674623"/><text:span text:style-name="T25">Функция </text:span><text:span text:style-name="T20">fopen</text:span><text:span text:style-name="T25">()</text:span><text:bookmark-end text:name="_Toc66983225"/><text:bookmark-end text:name="__RefHeading___Toc2902_4233674623"/></text:h>
      <text:h text:style-name="P55" text:outline-level="3"><text:bookmark-start text:name="__RefHeading___Toc2946_4233674623"/>Синтаксис:<text:bookmark-end text:name="__RefHeading___Toc2946_4233674623"/></text:h>
      <text:p text:style-name="P22">#include &lt; stdio.h &gt;</text:p>
      <text:p text:style-name="P21">FILE *fopen (const char *filename, const char *mode);</text:p>
      <text:h text:style-name="P56" text:outline-level="3"><text:bookmark-start text:name="__RefHeading___Toc2958_4233674623"/>Аргументы:<text:bookmark-end text:name="__RefHeading___Toc2958_4233674623"/></text:h>
      <text:p text:style-name="P38">filename – указатель на строку содержащую имя (включая путь) открываемого файла.</text:p>
      <text:p text:style-name="P38">mode – указатель на строку содержащую режим доступа к открытому файлу.</text:p>
      <text:h text:style-name="Heading_20_3" text:outline-level="3"><text:bookmark-start text:name="__RefHeading___Toc2960_4233674623"/><text:soft-page-break/>Возвращаемое значение:<text:bookmark-end text:name="__RefHeading___Toc2960_4233674623"/></text:h>
      <text:p text:style-name="P46">Указатель на управляющую таблицу открытого потока данных, если открытие файла произошло успешно.</text:p>
      <text:p text:style-name="P46">NULL – если при открытии файла произошла ошибка. В переменную errno будет записан код ошибки.</text:p>
      <text:h text:style-name="Heading_20_3" text:outline-level="3"><text:bookmark-start text:name="__RefHeading___Toc2962_4233674623"/>Описание:<text:bookmark-end text:name="__RefHeading___Toc2962_4233674623"/></text:h>
      <text:p text:style-name="Standard">Функция fopen открывает файл, имя которого указано в параметре fname и связывает его с потоком, который может быть идентифицирован для выполнения различных операций с файлом.</text:p>
      <text:p text:style-name="Standard">Параметр mode (режим) для fopen и freopen должен быть строковый и начинаться с одной из следующих последовательностей:</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0">r</text:p>
            <text:p text:style-name="P39"/>
          </table:table-cell>
          <table:table-cell table:style-name="Таблица1.A1" office:value-type="string">
            <text:p text:style-name="P48">Открыть текстовый файл для чтения. </text:p>
            <text:p text:style-name="P48">Чтение начинается с начала файла.</text:p>
          </table:table-cell>
        </table:table-row>
        <table:table-row table:style-name="Таблица1.1">
          <table:table-cell table:style-name="Таблица1.A1" office:value-type="string">
            <text:p text:style-name="P40">r+</text:p>
            <text:p text:style-name="P39"/>
          </table:table-cell>
          <table:table-cell table:style-name="Таблица1.A1" office:value-type="string">
            <text:p text:style-name="P48">Открыть для чтения и записи. Чтение или запись начинаются с начала файла.</text:p>
          </table:table-cell>
        </table:table-row>
        <table:table-row table:style-name="Таблица1.1">
          <table:table-cell table:style-name="Таблица1.A1" office:value-type="string">
            <text:p text:style-name="P40">w</text:p>
            <text:p text:style-name="P39"/>
          </table:table-cell>
          <table:table-cell table:style-name="Таблица1.A1" office:value-type="string">
            <text:p text:style-name="P48">"Урезать" файл до нулевой длины или создать текстовый файл и открыть его для записи. </text:p>
            <text:p text:style-name="P48">Запись начинается с начала файла.</text:p>
          </table:table-cell>
        </table:table-row>
        <table:table-row table:style-name="Таблица1.1">
          <table:table-cell table:style-name="Таблица1.A1" office:value-type="string">
            <text:p text:style-name="P40">w+</text:p>
            <text:p text:style-name="P39"/>
          </table:table-cell>
          <table:table-cell table:style-name="Таблица1.A1" office:value-type="string">
            <text:p text:style-name="P48">Открыть для чтения и записи. Файл создается, если до этого его не существовало, в противном случае он "урезается". </text:p>
            <text:p text:style-name="P48">Чтение или запись начинаются с начала файла.</text:p>
          </table:table-cell>
        </table:table-row>
        <table:table-row table:style-name="Таблица1.1">
          <table:table-cell table:style-name="Таблица1.A1" office:value-type="string">
            <text:p text:style-name="P40">a</text:p>
            <text:p text:style-name="P39"/>
          </table:table-cell>
          <table:table-cell table:style-name="Таблица1.A1" office:value-type="string">
            <text:p text:style-name="P48">Открыть для дописывания (записи в конец файла). Файл создается, если до этого его не существовало. Запись осуществляется в конец файла.</text:p>
          </table:table-cell>
        </table:table-row>
        <table:table-row table:style-name="Таблица1.1">
          <table:table-cell table:style-name="Таблица1.A1" office:value-type="string">
            <text:p text:style-name="P40">a+</text:p>
            <text:p text:style-name="P39"/>
          </table:table-cell>
          <table:table-cell table:style-name="Таблица1.A1" office:value-type="string">
            <text:p text:style-name="P48">Открыть для чтения и дописывания (записи в конец файла). Файл создается, если до этого его не существовало. </text:p>
            <text:p text:style-name="P48">Чтение или запись производятся с конца файла.</text:p>
          </table:table-cell>
        </table:table-row>
      </table:table>
      <text:p text:style-name="P16"/>
      <text:p text:style-name="P16">Файл может быть открыт либо в двоичном, либо в текстовом режиме. В текстовом режиме возврат каретки и последовательности перевода строки при вводе транслируется в символы «новая строка». При выводе — наоборот: символ новой строки транслируются в возврат каретки и перевод строки. Такого рода трансляция не производится при работе с двоичными файлами. </text:p>
      <text:p text:style-name="P17"><text:span text:style-name="T1">Если строка mode не задает ни b (для двоичных), ни t (для текстовых файлов), то тип открываемого файла определяется значением встроенной </text:span><text:soft-page-break/><text:span text:style-name="T1">глобальной переменной _fmo</text:span><text:span text:style-name="T7">d</text:span><text:span text:style-name="T1">e. По умолчанию _fmode принимает значение O_ТЕХТ, что означает текстовый режим. Она может быть установле­на и в O_BINARY, что означает двоичный режим. Эти макросы определены в fcntl.h. Однако, в последнее время бинарный режим чтения не используется, так как между ним и текстовым чтением нет больше разницы.</text:span></text:p>
      <text:p text:style-name="P17"><text:span text:style-name="T1">Если при операции записи для открытия файла используется функция fopen(), то любой файл, уже имевший такое же имя, будет стерт и на его месте будет создан новый файл. Если файла с таким именем не существовало, он будет создан. Если необходимо дописать что-нибудь в конец файла, то необходимо использовать режим а. Если файл не существует, будет возвращена ошиб</text:span><text:span text:style-name="T3">к</text:span><text:span text:style-name="T1">а. При открытии файла для операций чтения необходимо, чтобы он уже существовал. В прот</text:span><text:span text:style-name="T3">ив</text:span><text:span text:style-name="T1">ном случае будет возвращена ошибка. И наконец, если файл открывается для операций чтения/ записи, то он не стирается, если он уже существует, а если такого файла нет, он создается.</text:span></text:p>
      <text:h text:style-name="P8" text:outline-level="2"><text:bookmark-start text:name="_Toc66983226"/><text:bookmark-start text:name="__RefHeading___Toc2904_4233674623"/><text:span text:style-name="T24">Функция </text:span><text:span text:style-name="T22">fseek</text:span><text:span text:style-name="T24">()</text:span><text:bookmark-end text:name="_Toc66983226"/><text:bookmark-end text:name="__RefHeading___Toc2904_4233674623"/></text:h>
      <text:h text:style-name="P57" text:outline-level="3"><text:bookmark-start text:name="__RefHeading___Toc2964_4233674623"/>Синтаксис:<text:bookmark-end text:name="__RefHeading___Toc2964_4233674623"/></text:h>
      <text:p text:style-name="P36">#include &lt; stdio.h &gt;</text:p>
      <text:p text:style-name="P36">int fseek(FILE *stream, long int offset, int whence);</text:p>
      <text:h text:style-name="P58" text:outline-level="3"><text:bookmark-start text:name="__RefHeading___Toc2966_4233674623"/>Аргументы:<text:bookmark-end text:name="__RefHeading___Toc2966_4233674623"/></text:h>
      <text:p text:style-name="P37">stream – указатель на управляющую таблицу потока данных.</text:p>
      <text:p text:style-name="P37">offset – смещение позиции.</text:p>
      <text:p text:style-name="P37">whence – точка отсчета смещения.</text:p>
      <text:h text:style-name="P57" text:outline-level="3"><text:bookmark-start text:name="__RefHeading___Toc2968_4233674623"/>Возвращаемое значение:<text:bookmark-end text:name="__RefHeading___Toc2968_4233674623"/></text:h>
      <text:p text:style-name="P36">0 – при успешной установки позиции.</text:p>
      <text:p text:style-name="P36">Отличное от нуля значение, если при работе функции произошли ошибки. При этом переменной ernno будет присвоен код ошибки:</text:p>
      <text:p text:style-name="P36"><text:s text:c="9"/>[EINVAL] – неверное значение аргумента whence</text:p>
      <text:p text:style-name="P36"><text:s text:c="9"/>[ESPIPE] – недопустимое значение аргумента offset</text:p>
      <text:h text:style-name="Heading_20_3" text:outline-level="3"><text:bookmark-start text:name="__RefHeading___Toc2970_4233674623"/>Описание:<text:bookmark-end text:name="__RefHeading___Toc2970_4233674623"/></text:h>
      <text:p text:style-name="P36">Функция fseek() устанавливает позицию в потоке данных, заданным аргументом stream. Относительно установленной позиции будет осуществляться чтение и запись данных.</text:p>
      <text:p text:style-name="P36">Точка отсчета устанавливаемой позиции определяется аргументом whence, который может принимать значения:</text:p>
      <text:p text:style-name="P36"><text:s text:c="9"/>SEEK_SET – смещение отсчитывается от начала файла</text:p>
      <text:p text:style-name="P36"><text:s text:c="9"/>SEEK_CUR – смещение отсчитывается от текущей позиции</text:p>
      <text:p text:style-name="P36"><text:s text:c="9"/>SEEK_END – смещение отсчитывается от конца файла</text:p>
      <text:p text:style-name="P37"><text:soft-page-break/>Смещение задается аргументом offset, причем положительное значение аргумента означает смещения вправо от указанной аргументом whence позиции, отрицательное – смещение влево.</text:p>
      <text:p text:style-name="P37">Для двоичных потоков данных, смещение (offset) – это количество байт.</text:p>
      <text:p text:style-name="P37">Для текстовых потоков данных смещение (offset) должно быть равно 0, либо получено с помощью функции ftell(), при этом точка отсчета (whence) должна иметь значение SEEK_SET.</text:p>
      <text:h text:style-name="P54" text:outline-level="2"><text:span text:style-name="T25">Функция </text:span><text:span text:style-name="T20">f</text:span><text:span text:style-name="T21">wite</text:span><text:span text:style-name="T25">()</text:span></text:h>
      <text:h text:style-name="P60" text:outline-level="3">Синтаксис:</text:h>
      <text:p text:style-name="P73">size_t fwrite( const void * ptrvoid, size_t size, size_t count, FILE * filestream );</text:p>
      <text:h text:style-name="P60" text:outline-level="3"><text:bookmark-start text:name="__RefHeading___Toc2974_42336746231"/>Аргументы:<text:bookmark-end text:name="__RefHeading___Toc2974_42336746231"/></text:h>
      <text:p text:style-name="P74">ptrvoid<text:span text:style-name="T35"> -</text:span>Указатель на массив элементов, которые необходимо записать в файл.</text:p>
      <text:p text:style-name="P74">size<text:span text:style-name="T35"> - </text:span>Размер в байтах каждого элемента массива.</text:p>
      <text:p text:style-name="P74">count<text:span text:style-name="T35"> - </text:span>Количество элементов, каждый из которых занимает size байт.</text:p>
      <text:p text:style-name="P74">filestream<text:span text:style-name="T35"> - </text:span>Указатель на объект типа FILE, который связан с потоком вывода.</text:p>
      <text:h text:style-name="P60" text:outline-level="3"><text:bookmark-start text:name="__RefHeading___Toc2976_42336746231"/>Возвращаемое значение:<text:bookmark-end text:name="__RefHeading___Toc2976_42336746231"/></text:h>
      <text:p text:style-name="P72">Общее число элементов, которые успешно были записаны. Возвращаемое значение, в этом случае имеет тип данных size_t.</text:p>
      <text:p text:style-name="P72">Если возвращаемое значение отличается от количества элементов, значит произошла ошибка.</text:p>
      <text:h text:style-name="P60" text:outline-level="3"><text:bookmark-start text:name="__RefHeading___Toc2978_42336746231"/>Описание:<text:bookmark-end text:name="__RefHeading___Toc2978_42336746231"/></text:h>
      <text:p text:style-name="P71">Функция fwrite записывает массив размером — count элементов, каждый из которых имеет размер size байт, в блок памяти, на который указывает ptrvoid — текущая позиция в потоке.</text:p>
      <text:p text:style-name="P71">Индикатор положения потока увеличивается на общее число записанных байтов.</text:p>
      <text:p text:style-name="P71">Общее количество записанных байт (count*).</text:p>
      <text:h text:style-name="P8" text:outline-level="2"><text:bookmark-start text:name="__RefHeading___Toc2906_4233674623"/><text:bookmark-start text:name="_Toc66983227"/><text:span text:style-name="T25">Функция </text:span><text:span text:style-name="T20">fread</text:span><text:span text:style-name="T25">()</text:span><text:bookmark-end text:name="__RefHeading___Toc2906_4233674623"/><text:bookmark-end text:name="_Toc66983227"/></text:h>
      <text:h text:style-name="P59" text:outline-level="3"><text:bookmark-start text:name="__RefHeading___Toc2972_4233674623"/>Синтаксис:<text:bookmark-end text:name="__RefHeading___Toc2972_4233674623"/></text:h>
      <text:p text:style-name="Text_20_body">size_t fread( void * ptrvoid, size_t size, size_t count, FILE * filestream );</text:p>
      <text:h text:style-name="Heading_20_3" text:outline-level="3"><text:bookmark-start text:name="__RefHeading___Toc2974_4233674623"/>Аргументы:<text:bookmark-end text:name="__RefHeading___Toc2974_4233674623"/></text:h>
      <text:p text:style-name="P42"><text:span text:style-name="T31">p</text:span>trvoid - Указатель на блок памяти, размер которого должен быть минимум <text:s/>(size*count) байт.</text:p>
      <text:p text:style-name="P42"><text:span text:style-name="T31">s</text:span>ize - Размер в байтах каждого считываемого элемента.</text:p>
      <text:p text:style-name="P42"><text:span text:style-name="T31">c</text:span>ount - Количество элементов, каждый из которых имеет размер size байт.</text:p>
      <text:p text:style-name="P42"><text:soft-page-break/><text:span text:style-name="T31">f</text:span>ilestream - Указатель на объект типа FILE, который связан с потоком ввода.</text:p>
      <text:h text:style-name="Heading_20_3" text:outline-level="3"><text:bookmark-start text:name="__RefHeading___Toc2976_4233674623"/>Возвращаемое значение:<text:bookmark-end text:name="__RefHeading___Toc2976_4233674623"/></text:h>
      <text:p text:style-name="P51">Функция fread() возвращает количество действительно считанных объектов. Если количество считанных объектов меньше, чем это указано при вызове, то либо произошла ошибка, либо был достигнут конец файла. Чтобы определить, что именно имело место, нужно использовать feof() или ferror().</text:p>
      <text:h text:style-name="Heading_20_3" text:outline-level="3"><text:bookmark-start text:name="__RefHeading___Toc2978_4233674623"/>Описание:<text:bookmark-end text:name="__RefHeading___Toc2978_4233674623"/></text:h>
      <text:p text:style-name="P52">Функция fread() считывает count объектов — каждый объект по size символов в длину — из потока, указанного stream, и помещает их в символьный массив, указанный в buf. Указатель позиции в файле продвигается вперед на количество считанных символов.</text:p>
      <text:h text:style-name="Heading_20_2" text:outline-level="2"><text:bookmark-start text:name="__RefHeading___Toc1246_3004132509"/>Функция ferror()<text:bookmark-end text:name="__RefHeading___Toc1246_3004132509"/></text:h>
      <text:h text:style-name="Heading_20_3" text:outline-level="3"><text:bookmark-start text:name="__RefHeading___Toc1248_3004132509"/>Синтаксис:<text:bookmark-end text:name="__RefHeading___Toc1248_3004132509"/></text:h>
      <text:p text:style-name="P53">int ferror( FILE * filestream );</text:p>
      <text:h text:style-name="Heading_20_3" text:outline-level="3"><text:bookmark-start text:name="__RefHeading___Toc1250_3004132509"/>Аргументы:<text:bookmark-end text:name="__RefHeading___Toc1250_3004132509"/></text:h>
      <text:p text:style-name="P53">Указатель на объект типа FILE, идентифицируемый поток.<text:span text:style-name="T34"> filestream</text:span></text:p>
      <text:h text:style-name="Heading_20_3" text:outline-level="3"><text:bookmark-start text:name="__RefHeading___Toc1252_3004132509"/>Возвращаемое значение:<text:bookmark-end text:name="__RefHeading___Toc1252_3004132509"/></text:h>
      <text:p text:style-name="Text_20_body">Если возникла ошибка, связанная с потоком, функция возвращает ненулевое значение.</text:p>
      <text:p text:style-name="Text_20_body">В противном случае возвращается нулевое значение.</text:p>
      <text:p text:style-name="Text_20_body"/>
      <text:h text:style-name="Heading_20_3" text:outline-level="3"><text:bookmark-start text:name="__RefHeading___Toc1254_3004132509"/>Описание:<text:bookmark-end text:name="__RefHeading___Toc1254_3004132509"/></text:h>
      <text:p text:style-name="Text_20_body">Функция ferror отслеживает появление ошибки, связанной с потоком, который передаётся через параметр filestream. Если ошибка была обнаружена, возвращается значение, отличное от нуля.</text:p>
      <text:p text:style-name="Text_20_body">Эту функцию целесообразно вызывать после выполнения предыдущей операции с потоком. Таким образом. если предыдущая операция выполнится с ошибкой, функция ferror проинформирует об этом.</text:p>
      <text:h text:style-name="Heading_20_2" text:outline-level="2"><text:bookmark-start text:name="__RefHeading___Toc1364_985540109"/>Функция fclose()<text:bookmark-end text:name="__RefHeading___Toc1364_985540109"/></text:h>
      <text:h text:style-name="Heading_20_3" text:outline-level="3"><text:bookmark-start text:name="__RefHeading___Toc1366_985540109"/>Синтаксис:<text:bookmark-end text:name="__RefHeading___Toc1366_985540109"/></text:h>
      <text:p text:style-name="P50">#include &lt; stdio.h &gt;</text:p>
      <text:p text:style-name="P50">int fclose (FILE *stream);</text:p>
      <text:h text:style-name="Heading_20_3" text:outline-level="3"><text:bookmark-start text:name="__RefHeading___Toc1368_985540109"/><text:soft-page-break/>Аргументы:<text:bookmark-end text:name="__RefHeading___Toc1368_985540109"/></text:h>
      <text:p text:style-name="P52">stream - указатель на управляющую таблицу открытого потока данных.</text:p>
      <text:h text:style-name="Heading_20_3" text:outline-level="3"><text:bookmark-start text:name="__RefHeading___Toc1370_985540109"/>Возвращаемое значение:<text:bookmark-end text:name="__RefHeading___Toc1370_985540109"/></text:h>
      <text:p text:style-name="P50">0 – если поток данных и связанный с ним файл успешно закрыты.</text:p>
      <text:p text:style-name="P50">EOF (-1) – если во время работы функции возникла ошибка. При этом переменной errno будет присвоен код ошибки.</text:p>
      <text:h text:style-name="Heading_20_3" text:outline-level="3"><text:bookmark-start text:name="__RefHeading___Toc1372_985540109"/>Описание:<text:bookmark-end text:name="__RefHeading___Toc1372_985540109"/></text:h>
      <text:p text:style-name="P52">Вызов функции fclose приводит к закрытию потока данных, на который указывает аргумент stream, сбросу остаточного содержимого буфера данных в файл (если в буфере оставались данные), освобождению памяти выделенной под буфера чтения и записи (если буфера создавались) и закрытию файла связанного с потоком данных.</text:p>
      <text:h text:style-name="P6" text:outline-level="1"><text:bookmark-start text:name="_Toc66983228"/><text:bookmark-start text:name="__RefHeading___Toc2908_4233674623"/>Постановка задачи<text:bookmark-end text:name="_Toc66983228"/><text:bookmark-end text:name="__RefHeading___Toc2908_4233674623"/></text:h>
      <text:p text:style-name="P20">Разработать последовательную структуру данных для представления простейшей базы данных на файлах в СП Си в соответствии с заданным вариантом. Составить программу генерации внешнего нетекстового файла заданной структуры, содержащего представительный набор записей (не менее 20). Распечатать содержимое сгенерированного файла в виде таблицы и выполнить над ним заданное действие для 3–5 значений параметров запроса p и распечатать результат.</text:p>
      <text:p text:style-name="P20">Действие по выборке данных из файла оформить в виде отдельной программы с параметрами запроса, вводимыми из стандартного входного тестового файла, или получаемыми из командной строки UNIX. Параметры задаются с помощью ключей -f (печать) и -p (параметры конкретного варианта задания). </text:p>
      <text:h text:style-name="P9" text:outline-level="2"><text:bookmark-start text:name="_Toc66983229"/><text:bookmark-start text:name="__RefHeading___Toc2910_4233674623"/>Содержимое и структура файла:<text:bookmark-end text:name="_Toc66983229"/><text:bookmark-end text:name="__RefHeading___Toc2910_4233674623"/></text:h>
      <text:p text:style-name="P18"><text:span text:style-name="T1">Информация о </text:span><text:span text:style-name="T4">вылетах самолетов из аэропорта Краснодара</text:span><text:span text:style-name="T1">:</text:span></text:p>
      <text:p text:style-name="P32"><text:span text:style-name="T1">“</text:span><text:span text:style-name="T4">Время</text:span><text:span text:style-name="T1">:</text:span><text:span text:style-name="T4">Авиакомпания</text:span><text:span text:style-name="T1">:</text:span><text:span text:style-name="T4">Город</text:span><text:span text:style-name="T1">:</text:span><text:span text:style-name="T4">Терминал</text:span><text:span text:style-name="T1">:</text:span><text:span text:style-name="T4">Задержка влета</text:span><text:span text:style-name="T1">”</text:span></text:p>
      <text:h text:style-name="P9" text:outline-level="2"><text:bookmark-start text:name="_Toc66983230"/><text:bookmark-start text:name="__RefHeading___Toc2912_4233674623"/>Действиe:<text:bookmark-end text:name="_Toc66983230"/><text:bookmark-end text:name="__RefHeading___Toc2912_4233674623"/></text:h>
      <text:p text:style-name="P18"><text:span text:style-name="T1">Найти </text:span><text:span text:style-name="T4">авиакомании, средняя задержка вылетов которых превышает среднюю задержку вылетов за день.</text:span></text:p>
      <text:p text:style-name="P19"><text:span text:style-name="T4">В</text:span><text:span text:style-name="T1">ывести количество и названия всех авиакомпаний.</text:span></text:p>
      <text:h text:style-name="P4" text:outline-level="1"><text:bookmark-start text:name="_Toc66983231"/><text:bookmark-start text:name="__RefHeading___Toc2914_4233674623"/>Общий метод решения<text:bookmark-end text:name="_Toc66983231"/><text:bookmark-end text:name="__RefHeading___Toc2914_4233674623"/></text:h>
      <text:p text:style-name="P20">Работа идет с двумя программами языка СИ, двумя заголовочными файлами (содержит описания структур, необходимых для работы первой и второй программ), текстовым файлом (хранятся данные) и бинарным файлом (туда записываются данные из текстового файла).</text:p>
      <text:p text:style-name="P20">Первая программа читает данные из текстового файла и записывает их в бинарный.</text:p>
      <text:p text:style-name="P18"><text:span text:style-name="T1">Вторая программа производит печать данных из бинарного файла в виде таблицы (если указан ключ -f), результат выполнения поставленной вариантом задачи (ключ -p) или помощь по её использованию </text:span><text:span text:style-name="T7">(</text:span><text:span text:style-name="T1">ключ -</text:span><text:span text:style-name="T7">h)</text:span><text:span text:style-name="T1">.</text:span></text:p>
      <text:h text:style-name="P4" text:outline-level="1"><text:bookmark-start text:name="_Toc66983232"/><text:bookmark-start text:name="__RefHeading___Toc2916_4233674623"/>Общие сведения о программе<text:bookmark-end text:name="_Toc66983232"/><text:bookmark-end text:name="__RefHeading___Toc2916_4233674623"/></text:h>
      <text:p text:style-name="P18"><text:span text:style-name="T1">Программное и аппаратное обеспечения для запуска данной программы на ПК не ограничено в выборе. Операционная система семейства Linux — </text:span><text:span text:style-name="T5">Manjaro Linux</text:span><text:span text:style-name="T1">. Язык программирования Си. Строк в программе </text:span><text:span text:style-name="T5">fly</text:span><text:span text:style-name="T1">.c: </text:span><text:span text:style-name="T8">37</text:span><text:span text:style-name="T1">, </text:span><text:span text:style-name="T5">plane</text:span><text:span text:style-name="T1">.c: .</text:span></text:p>
      <text:p text:style-name="P27">Имена файлов:</text:p>
      <text:list xml:id="list3200642538" text:style-name="WWNum10">
        <text:list-item>
          <text:p text:style-name="P62"><text:span text:style-name="T5">fly</text:span><text:span text:style-name="T1">.h;</text:span></text:p>
        </text:list-item>
        <text:list-item>
          <text:p text:style-name="P62"><text:soft-page-break/><text:span text:style-name="T5">fly</text:span><text:span text:style-name="T1">.c;</text:span></text:p>
        </text:list-item>
        <text:list-item>
          <text:p text:style-name="P62"><text:span text:style-name="T8">plane</text:span><text:span text:style-name="T1">.</text:span><text:span text:style-name="T7">c</text:span><text:span text:style-name="T1">;</text:span></text:p>
        </text:list-item>
        <text:list-item>
          <text:p text:style-name="P63"><text:span text:style-name="T8">air</text:span><text:span text:style-name="T1">.</text:span><text:span text:style-name="T7">txt</text:span><text:span text:style-name="T1">;</text:span></text:p>
        </text:list-item>
        <text:list-item>
          <text:p text:style-name="P63"><text:span text:style-name="T8">air</text:span><text:span text:style-name="T7">.bin</text:span><text:span text:style-name="T1">;</text:span></text:p>
        </text:list-item>
      </text:list>
      <text:h text:style-name="P4" text:outline-level="1"><text:bookmark-start text:name="_Toc66983233"/><text:bookmark-start text:name="__RefHeading___Toc2918_4233674623"/>Описание логической структуры<text:bookmark-end text:name="_Toc66983233"/><text:bookmark-end text:name="__RefHeading___Toc2918_4233674623"/></text:h>
      <text:p text:style-name="P18"><text:span text:style-name="T6">fly</text:span><text:span text:style-name="T1">.c:</text:span></text:p>
      <text:p text:style-name="P18"><text:span text:style-name="T1">Тестовый файл </text:span><text:span text:style-name="T7">input</text:span><text:span text:style-name="T1">.</text:span><text:span text:style-name="T7">txt</text:span><text:span text:style-name="T1"> и бинарный </text:span><text:span text:style-name="T7">output</text:span><text:span text:style-name="T1">.</text:span><text:span text:style-name="T7">bin</text:span><text:span text:style-name="T1"> открываются для чтения и записи соответственно с помощью функции </text:span><text:span text:style-name="T7">fopen</text:span><text:span text:style-name="T1"> языка Си. В цикле </text:span><text:span text:style-name="T7">while</text:span><text:span text:style-name="T1"> происходит считывание из одного файла, пока он не пуст, с записью в другой. После каждой операции чтения (</text:span><text:span text:style-name="T7">fscanf</text:span><text:span text:style-name="T1">) и записи (</text:span><text:span text:style-name="T7">fwrite</text:span><text:span text:style-name="T1">) происходит проверка на появление ошибки. После окончательной перезаписи данных файлы закрываются функцией </text:span><text:span text:style-name="T7">fclose</text:span><text:span text:style-name="T1">.</text:span></text:p>
      <text:p text:style-name="P18"><text:span text:style-name="T6">plane</text:span><text:span text:style-name="T1">.c:</text:span></text:p>
      <text:p text:style-name="P18"><text:span text:style-name="T1">Открывается бинарный файл file.bin. При введённом ключе “-p” выполняется задание варианта, а именно: во время первого прохода подсчитывается </text:span><text:span text:style-name="T5">среднее время задержек вылетов за день</text:span><text:span text:style-name="T1">. После вычисляется </text:span><text:span text:style-name="T5">средняя задержка каждой авиакмпании и заисывается в структуру</text:span><text:span text:style-name="T1">. При введённом ключе “-f” выводится т</text:span><text:span text:style-name="T5">абло аэропорта</text:span><text:span text:style-name="T1"> (текстовый аналог входного файла). При ключе </text:span><text:span text:style-name="T7">“-h”</text:span><text:span text:style-name="T1"> выводится справка по использованию.</text:span></text:p>
      <text:h text:style-name="P4" text:outline-level="1"><text:bookmark-start text:name="_Toc66983234"/><text:bookmark-start text:name="__RefHeading___Toc2920_4233674623"/>Таблица переменных и констант<text:bookmark-end text:name="_Toc66983234"/><text:bookmark-end text:name="__RefHeading___Toc2920_4233674623"/></text:h>
      <text:p text:style-name="P32"><text:span text:style-name="T1">Описание переменных структуры в заголовочном файле “</text:span><text:span text:style-name="T6">fly</text:span><text:span text:style-name="T1">.h”:</text:span></text:p>
      <text:p text:style-name="P32"><text:span text:style-name="T1">Структура </text:span><text:span text:style-name="T7">student_card</text:span><text:span text:style-name="T1">:</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1"><text:span text:style-name="T13">int </text:span><text:span text:style-name="T14">hour</text:span><text:span text:style-name="T13">;</text:span></text:p>
          </table:table-cell>
          <table:table-cell table:style-name="Таблица2.A1" office:value-type="string">
            <text:p text:style-name="P29">Час вылета</text:p>
          </table:table-cell>
        </table:table-row>
        <table:table-row table:style-name="Таблица2.1">
          <table:table-cell table:style-name="Таблица2.A1" office:value-type="string">
            <text:p text:style-name="P33"><text:span text:style-name="T1">int </text:span><text:span text:style-name="T6">minutes;</text:span></text:p>
          </table:table-cell>
          <table:table-cell table:style-name="Таблица2.A1" office:value-type="string">
            <text:p text:style-name="P29">Минуты вылета</text:p>
          </table:table-cell>
        </table:table-row>
        <table:table-row table:style-name="Таблица2.1">
          <table:table-cell table:style-name="Таблица2.A1" office:value-type="string">
            <text:p text:style-name="P33"><text:span text:style-name="T1">char </text:span><text:span text:style-name="T6">company</text:span><text:span text:style-name="T1">[</text:span><text:span text:style-name="T6">64</text:span><text:span text:style-name="T1">];</text:span></text:p>
          </table:table-cell>
          <table:table-cell table:style-name="Таблица2.A1" office:value-type="string">
            <text:p text:style-name="P29">Название компании</text:p>
          </table:table-cell>
        </table:table-row>
        <table:table-row table:style-name="Таблица2.1">
          <table:table-cell table:style-name="Таблица2.A1" office:value-type="string">
            <text:p text:style-name="P33"><text:span text:style-name="T1">char </text:span><text:span text:style-name="T6">city</text:span><text:span text:style-name="T1">[</text:span><text:span text:style-name="T6">64]</text:span><text:span text:style-name="T1">;</text:span></text:p>
          </table:table-cell>
          <table:table-cell table:style-name="Таблица2.A1" office:value-type="string">
            <text:p text:style-name="P30">Город</text:p>
          </table:table-cell>
        </table:table-row>
        <table:table-row table:style-name="Таблица2.1">
          <table:table-cell table:style-name="Таблица2.A5" office:value-type="string">
            <text:p text:style-name="P34"><text:span text:style-name="T32">int </text:span>terminal;</text:p>
          </table:table-cell>
          <table:table-cell table:style-name="Таблица2.A5" office:value-type="string">
            <text:p text:style-name="P35">Номер терминала регистрации</text:p>
          </table:table-cell>
        </table:table-row>
        <table:table-row table:style-name="Таблица2.1">
          <table:table-cell table:style-name="Таблица2.A5" office:value-type="string">
            <text:p text:style-name="P35">int delay.</text:p>
          </table:table-cell>
          <table:table-cell table:style-name="Таблица2.A5" office:value-type="string">
            <text:p text:style-name="P35">Задержка рейса в минутах.</text:p>
          </table:table-cell>
        </table:table-row>
      </table:table>
      <text:p text:style-name="P31"/>
      <text:p text:style-name="P32"><text:span text:style-name="T1">Структура </text:span><text:span text:style-name="T9">different_company</text:span><text:span text:style-name="T1">:</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6"><text:span text:style-name="T32">c</text:span>har *name;</text:p>
          </table:table-cell>
          <table:table-cell table:style-name="Таблица3.A1" office:value-type="string">
            <text:p text:style-name="P26">Название авиакомпании</text:p>
          </table:table-cell>
        </table:table-row>
        <table:table-row table:style-name="Таблица3.1">
          <table:table-cell table:style-name="Таблица3.A1" office:value-type="string">
            <text:p text:style-name="P25">int <text:span text:style-name="T32">count</text:span>;</text:p>
          </table:table-cell>
          <table:table-cell table:style-name="Таблица3.A1" office:value-type="string">
            <text:p text:style-name="P26">Количество вылетов авиакомпании</text:p>
          </table:table-cell>
        </table:table-row>
        <table:table-row table:style-name="Таблица3.1">
          <table:table-cell table:style-name="Таблица3.A1" office:value-type="string">
            <text:p text:style-name="P25"><text:span text:style-name="T32">double avg</text:span>;</text:p>
          </table:table-cell>
          <table:table-cell table:style-name="Таблица3.A1" office:value-type="string">
            <text:p text:style-name="P26">Среднее значение задержки авиакомпании</text:p>
          </table:table-cell>
        </table:table-row>
      </table:table>
      <text:h text:style-name="P4" text:outline-level="1"><text:bookmark-start text:name="_Toc66983235"/><text:bookmark-start text:name="__RefHeading___Toc2922_4233674623"/>Входные данные<text:bookmark-end text:name="_Toc66983235"/><text:bookmark-end text:name="__RefHeading___Toc2922_4233674623"/></text:h>
      <text:list xml:id="list2276504795" text:style-name="WWNum14">
        <text:list-item>
          <text:p text:style-name="P64"><text:span text:style-name="T1">для </text:span><text:span text:style-name="T2">fly</text:span><text:span text:style-name="T1">.c:</text:span></text:p>
        </text:list-item>
      </text:list>
      <text:p text:style-name="P28">первый аргумент - текстовый файл для чтения с данными о студентах;</text:p>
      <text:p text:style-name="P28">второй аргумент - бинарный файл для записи;</text:p>
      <text:list xml:id="list175308155337198" text:continue-numbering="true" text:style-name="WWNum14">
        <text:list-item>
          <text:p text:style-name="P64"><text:span text:style-name="T1">для </text:span><text:span text:style-name="T2">plane</text:span><text:span text:style-name="T1">.c:</text:span></text:p>
        </text:list-item>
      </text:list>
      <text:p text:style-name="P28"><text:soft-page-break/>первый аргумент - бинарный файл с данными о студентах;</text:p>
      <text:p text:style-name="P28">последующие аргументы – ключи (-p с числом или -f);</text:p>
      <text:h text:style-name="P4" text:outline-level="1"><text:bookmark-start text:name="_Toc66983236"/><text:bookmark-start text:name="__RefHeading___Toc2924_4233674623"/>Выходные данные<text:bookmark-end text:name="_Toc66983236"/><text:bookmark-end text:name="__RefHeading___Toc2924_4233674623"/></text:h>
      <text:p text:style-name="P32"><text:span text:style-name="T1">1.</text:span><text:span text:style-name="apple-tab-span"><text:span text:style-name="T1"><text:tab/></text:span></text:span><text:span text:style-name="T1">Вывод таблицы (ключ -f);</text:span></text:p>
      <text:p text:style-name="P32"><text:span text:style-name="T1">2.</text:span><text:span text:style-name="apple-tab-span"><text:span text:style-name="T1"><text:tab/></text:span></text:span><text:span text:style-name="T1">Вывод полей таблицы, соответствующих заданию (ключ –</text:span><text:span text:style-name="T7">p</text:span><text:span text:style-name="T1">)</text:span></text:p>
      <text:p text:style-name="P32"><text:span text:style-name="T1">3.<text:tab/>Справка по использованию (ключ -</text:span><text:span text:style-name="T7">h</text:span><text:span text:style-name="T1">)</text:span><text:bookmark text:name="_Toc66983237"/></text:p>
      <text:h text:style-name="P4" text:outline-level="1"><text:bookmark-start text:name="_Toc66983241"/><text:bookmark-start text:name="__RefHeading___Toc2934_4233674623"/>Демонстрация работы программы<text:bookmark-end text:name="_Toc66983241"/><text:bookmark-end text:name="__RefHeading___Toc2934_4233674623"/></text:h>
      <text:p text:style-name="P49">6 ➤ ls <text:s text:c="72"/></text:p>
      <text:p text:style-name="P49">air.bin <text:s/>air.txt <text:s/>a.out <text:s/>b.out <text:s/>fly.c <text:s/>fly.h <text:s/>KP6.docx <text:s/>KP6.odt <text:s/>plane.c</text:p>
      <text:p text:style-name="P49">6 ➤ ./a.out air.txt air.bin <text:s text:c="51"/></text:p>
      <text:p text:style-name="P49">6 ➤ ./b.out air.bin -p <text:s text:c="51"/></text:p>
      <text:p text:style-name="P49">Средняя задержка рейсов всех авиакомпаний в минутах = 14.696970</text:p>
      <text:p text:style-name="P49">Количество авиакомпаний = 5</text:p>
      <text:p text:style-name="P49">AZIMUT<text:tab/></text:p>
      <text:p text:style-name="P49">POBEDA<text:tab/></text:p>
      <text:p text:style-name="P49">SIBERIA<text:tab/></text:p>
      <text:p text:style-name="P49">RUSLAIN<text:tab/></text:p>
      <text:p text:style-name="P49">UTAIR<text:tab/></text:p>
      <text:p text:style-name="P49">Авиакомпания "AZIMUT" задерживает свои рейсы в среднем на 7.94 минут больше, чем другие</text:p>
      <text:p text:style-name="P49">Авиакомпания "UTAIR" задерживает свои рейсы в среднем на 3.05 минут больше, чем другие</text:p>
      <text:p text:style-name="P49"/>
      <text:p text:style-name="P49">./b.out air.bin -f <text:s text:c="56"/></text:p>
      <text:p text:style-name="P49">0:0:AZIMUT:Tumen:5:60</text:p>
      <text:p text:style-name="P49">0:58:AZIMUT:Perme:2:15</text:p>
      <text:p text:style-name="P49">1:18:AZIMUT:Tumen:5:29</text:p>
      <text:p text:style-name="P49">1:54:POBEDA:Brunsk:3:19</text:p>
      <text:p text:style-name="P49">5:9:SIBERIA:Moscow:5:0</text:p>
      <text:p text:style-name="P49">6:13:SIBERIA:Moscow:3:7</text:p>
      <text:p text:style-name="P49">7:0:POBEDA:Moscow:5:2</text:p>
      <text:p text:style-name="P49">7:5:RUSLAIN:Tumen:2:0</text:p>
      <text:p text:style-name="P49">7:55:AZIMUT:Brunsk:3:5</text:p>
      <text:p text:style-name="P49">8:8:UTAIR:Sochi:5:25</text:p>
      <text:p text:style-name="P49">9:29:AZIMUT:ST-Petersburg:2:0</text:p>
      <text:p text:style-name="P49">11:22:SIBERIA:Moscow:3:2</text:p>
      <text:p text:style-name="P49">11:33:SIBERIA:Moscow:5:8</text:p>
      <text:p text:style-name="P49">11:56:AZIMUT:Samara:2:0</text:p>
      <text:p text:style-name="P49">13:4:AZIMUT:Anapa:2:4</text:p>
      <text:p text:style-name="P49"><text:soft-page-break/>13:35:POBEDA:Erevan:10:25</text:p>
      <text:p text:style-name="P49">13:33:RUSLAIN:Novosibirsk:5:13</text:p>
      <text:p text:style-name="P49">14:35:AZIMUT:Erevan:3:50</text:p>
      <text:p text:style-name="P49">14:20:UTAIR:Moscow:2:36</text:p>
      <text:p text:style-name="P49">14:27:SIBERIA:Moscow:5:1</text:p>
      <text:p text:style-name="P49">14:50:POBEDA:ST-Petersburg:4:5</text:p>
      <text:p text:style-name="P49">15:24:RUSLAIN:Moscow:1:0</text:p>
      <text:p text:style-name="P49">16:59:UTAIR:Moscow:5:9</text:p>
      <text:p text:style-name="P49">16:52:AZIMUT:Erevan:2:0</text:p>
      <text:p text:style-name="P49">17:33:POBEDA:Moscow:3:8</text:p>
      <text:p text:style-name="P49">17:50:SIBERIA:Moscow:3:21</text:p>
      <text:p text:style-name="P49">17:51:UTAIR:Moscow:5:1</text:p>
      <text:p text:style-name="P49">18:11:AZIMUT:Anapa:2:5</text:p>
      <text:p text:style-name="P49">18:30:RUSLAIN:Sochi:3:0</text:p>
      <text:p text:style-name="P49">18:56:SIBERIA:Moscow:5:20</text:p>
      <text:p text:style-name="P49">20:51:AZIMUT:Moscow:2:81</text:p>
      <text:p text:style-name="P49">19:29:POBEDA:Moscow:3:0</text:p>
      <text:p text:style-name="P49">20:15:RUSLAIN:ST-Petersburg:5:34</text:p>
      <text:p text:style-name="P49">./b.out air.bin -h <text:s text:c="56"/></text:p>
      <text:p text:style-name="P49">Использование: ./&lt;program_name&gt; &lt;file_name&gt; &lt;keys{-p, -f, -h}&gt;</text:p>
      <text:p text:style-name="P49">Ключ -p выводит задание варианта</text:p>
      <text:p text:style-name="P49">Ключ -f выводит таблицу</text:p>
      <text:p text:style-name="P49">Ключ -h выводит справку</text:p>
      <text:h text:style-name="P4" text:outline-level="1"><text:bookmark-start text:name="_Toc66983242"/><text:bookmark-start text:name="__RefHeading___Toc2936_4233674623"/>Заключение<text:bookmark-end text:name="_Toc66983242"/><text:bookmark-end text:name="__RefHeading___Toc2936_4233674623"/></text:h>
      <text:p text:style-name="P24">Хранение обрабатываемых данных на диске позволяет обрабатывать гораздо большие объёмы информации, т.к. даже самый большой массив не сможет вместить любую базу данных. В данной курсовой работе необходимо было продемонстрировать умение работы с программами на языке Си по обработке последовательной файловой структуры, в качестве которой выступала база данных из четырёх столбцов. Использование файлов оказалось схожим с использованием массивов данных, что упростило выполнение задания.</text:p>
      <text:h text:style-name="P4" text:outline-level="1"><text:bookmark-start text:name="_Toc66983243"/><text:bookmark-start text:name="__RefHeading___Toc2938_4233674623"/>Список используемых источников<text:bookmark-end text:name="_Toc66983243"/><text:bookmark-end text:name="__RefHeading___Toc2938_4233674623"/></text:h>
      <text:list xml:id="list3796527238" text:style-name="WWNum5">
        <text:list-item>
          <text:p text:style-name="P66">Методические указания к выполнению курсовых работ. Зайцев В. Е.</text:p>
        </text:list-item>
        <text:list-item>
          <text:p text:style-name="P67"><text:span text:style-name="T1">Описание работы и принимаемые аргументы многих команд языка Си: </text:span><text:a xlink:type="simple" xlink:href="http://cppstudio.com/" text:style-name="Internet_20_link" text:visited-style-name="Visited_20_Internet_20_Link"><text:span text:style-name="Internet_20_link"><text:span text:style-name="T26">http://cppstudio.com/</text:span></text:span></text:a><text:span text:style-name="Internet_20_link"><text:span text:style-name="T12"> <text:s text:c="3"/></text:span></text:span></text:p>
        </text:list-item>
        <text:list-item>
          <text:p text:style-name="P68"><text:span text:style-name="Internet_20_link"><text:span text:style-name="T12"><text:s text:c="5"/>Описание функции </text:span></text:span><text:span text:style-name="Internet_20_link"><text:span text:style-name="T10">fseek</text:span></text:span><text:span text:style-name="Internet_20_link"><text:span text:style-name="T12">: </text:span></text:span><text:span text:style-name="Internet_20_link"><text:span text:style-name="T27">http://all-ht.ru/inf/prog/c/func/fseek.html</text:span></text:span></text:p>
        </text:list-item>
        <text:list-item>
          <text:p text:style-name="P69"><text:span text:style-name="T12">Описание функции </text:span><text:span text:style-name="T10">fread</text:span><text:span text:style-name="T12">: </text:span><text:a xlink:type="simple" xlink:href="http://www.c-cpp.ru/content/fread" text:style-name="Internet_20_link" text:visited-style-name="Visited_20_Internet_20_Link"><text:span text:style-name="Internet_20_link"><text:span text:style-name="T27">http</text:span></text:span></text:a><text:a xlink:type="simple" xlink:href="http://www.c-cpp.ru/content/fread" text:style-name="Internet_20_link" text:visited-style-name="Visited_20_Internet_20_Link"><text:span text:style-name="Internet_20_link"><text:span text:style-name="T29">://</text:span></text:span></text:a><text:a xlink:type="simple" xlink:href="http://www.c-cpp.ru/content/fread" text:style-name="Internet_20_link" text:visited-style-name="Visited_20_Internet_20_Link"><text:span text:style-name="Internet_20_link"><text:span text:style-name="T27">www</text:span></text:span></text:a><text:a xlink:type="simple" xlink:href="http://www.c-cpp.ru/content/fread" text:style-name="Internet_20_link" text:visited-style-name="Visited_20_Internet_20_Link"><text:span text:style-name="Internet_20_link"><text:span text:style-name="T29">.</text:span></text:span></text:a><text:a xlink:type="simple" xlink:href="http://www.c-cpp.ru/content/fread" text:style-name="Internet_20_link" text:visited-style-name="Visited_20_Internet_20_Link"><text:span text:style-name="Internet_20_link"><text:span text:style-name="T27">c</text:span></text:span></text:a><text:a xlink:type="simple" xlink:href="http://www.c-cpp.ru/content/fread" text:style-name="Internet_20_link" text:visited-style-name="Visited_20_Internet_20_Link"><text:span text:style-name="Internet_20_link"><text:span text:style-name="T29">-</text:span></text:span></text:a><text:a xlink:type="simple" xlink:href="http://www.c-cpp.ru/content/fread" text:style-name="Internet_20_link" text:visited-style-name="Visited_20_Internet_20_Link"><text:span text:style-name="Internet_20_link"><text:span text:style-name="T27">cpp</text:span></text:span></text:a><text:a xlink:type="simple" xlink:href="http://www.c-cpp.ru/content/fread" text:style-name="Internet_20_link" text:visited-style-name="Visited_20_Internet_20_Link"><text:span text:style-name="Internet_20_link"><text:span text:style-name="T29">.</text:span></text:span></text:a><text:a xlink:type="simple" xlink:href="http://www.c-cpp.ru/content/fread" text:style-name="Internet_20_link" text:visited-style-name="Visited_20_Internet_20_Link"><text:span text:style-name="Internet_20_link"><text:span text:style-name="T27">ru</text:span></text:span></text:a><text:a xlink:type="simple" xlink:href="http://www.c-cpp.ru/content/fread" text:style-name="Internet_20_link" text:visited-style-name="Visited_20_Internet_20_Link"><text:span text:style-name="Internet_20_link"><text:span text:style-name="T29">/</text:span></text:span></text:a><text:a xlink:type="simple" xlink:href="http://www.c-cpp.ru/content/fread" text:style-name="Internet_20_link" text:visited-style-name="Visited_20_Internet_20_Link"><text:span text:style-name="Internet_20_link"><text:span text:style-name="T27">content</text:span></text:span></text:a><text:a xlink:type="simple" xlink:href="http://www.c-cpp.ru/content/fread" text:style-name="Internet_20_link" text:visited-style-name="Visited_20_Internet_20_Link"><text:span text:style-name="Internet_20_link"><text:span text:style-name="T29">/</text:span></text:span></text:a><text:span text:style-name="Internet_20_link"><text:span text:style-name="T30">f</text:span></text:span><text:span text:style-name="T28">read</text:span></text:p>
        </text:list-item>
        <text:list-item>
          <text:p text:style-name="P70"><text:span text:style-name="Internet_20_link"><text:span text:style-name="T10">Описание функции f</text:span></text:span><text:span text:style-name="Internet_20_link"><text:span text:style-name="T11">close</text:span></text:span><text:span text:style-name="Internet_20_link"><text:span text:style-name="T10">:</text:span></text:span><text:span text:style-name="Internet_20_link"><text:span text:style-name="T11"> http://all-ht.ru/inf/prog/c/func/fclose.html</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nsolas" svg:font-family="Consolas, 'Bitstream Vera Sans Mono', 'Courier New', Courier, monospace"/>
    <style:font-face style:name="Courier New" svg:font-family="'Courier New'"/>
    <style:font-face style:name="Helvetica Neue" svg:font-family="'Helvetica Neue', Helvetica, Arial, sans-serif"/>
    <style:font-face style:name="Monaco" svg:font-family="Monaco, Menlo, Consolas, 'Courier New', monospace"/>
    <style:font-face style:name="Times New Roman2" svg:font-family="'Times New Roman'" style:font-family-generic="roman"/>
    <style:font-face style:name="Times New Roman1" svg:font-family="'Times New Roman'" style:font-adornments="Жирный" style:font-family-generic="roman"/>
    <style:font-face style:name="Droid Sans Devanagari1" svg:font-family="'Droid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212cm" style:contextual-spacing="false" fo:text-align="center" style:justify-single-word="false" fo:keep-together="always" fo:keep-with-next="always"/>
      <style:text-properties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212cm" style:contextual-spacing="false" fo:text-align="center" style:justify-single-word="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letter-spacing="-0.018cm" fo:font-weight="bold" style:letter-kerning="true"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TOC_20_Heading" style:display-name="TOC Heading" style:family="paragraph" style:parent-style-name="Heading_20_1" style:next-style-name="Standard" style:default-outline-level="">
      <style:text-properties style:language-asian="ru" style:country-asian="RU"/>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50%">
        <style:tab-stops>
          <style:tab-stop style:position="16.484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94cm" fo:margin-right="0cm" fo:margin-top="0cm" fo:margin-bottom="0.176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Times New Roman1" fo:font-family="'Times New Roman'" style:font-style-name="Жирный" style:font-family-generic="roman"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Знак" style:display-name="Заголовок Знак" style:family="text" style:parent-style-name="Default_20_Paragraph_20_Font">
      <style:text-properties fo:font-size="14pt" fo:letter-spacing="-0.018cm" fo:font-weight="bold" style:letter-kerning="true"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pple-tab-span"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5.05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8.86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0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2.67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5.05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7.59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8.86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0.13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1.40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2.67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3.94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5.2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
      </style:header>
      <style:footer>
        <text:p text:style-name="Footer"><text:page-number text:select-page="current">13</text:page-number></text:p>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Фролов Михаил Александрович</meta:initial-creator>
    <meta:editing-cycles>57</meta:editing-cycles>
    <meta:creation-date>2021-03-07T13:12:00</meta:creation-date>
    <dc:date>2021-04-08T17:53:07.614424886</dc:date>
    <meta:editing-duration>PT23H47M39S</meta:editing-duration>
    <meta:generator>LibreOffice/7.0.5.2$Linux_X86_64 LibreOffice_project/00$Build-2</meta:generator>
    <meta:document-statistic meta:table-count="3" meta:image-count="0" meta:object-count="0" meta:page-count="13" meta:paragraph-count="282" meta:word-count="2159" meta:character-count="16437" meta:non-whitespace-character-count="14167"/>
    <meta:user-defined meta:name="AppVersion">16.0000</meta:user-defined>
    <meta:template xlink:type="simple" xlink:actuate="onRequest" xlink:title="Normal.dotm" xlink:href=""/>
  </office:meta>
</office:document-meta>
</file>